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ce style:name="DejaVu Sans1" svg:font-family="'DejaVu Sans'" style:font-family-generic="modern" style:font-pitch="fixed"/>
    <style:font-face style:name="DejaVu Sans Mono" svg:font-family="'DejaVu Sans Mono'" style:font-family-generic="modern" style:font-pitch="fixed"/>
    <style:font-face style:name="Showcard Gothic" svg:font-family="'Showcard Gothic'"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in" table:align="left" style:writing-mode="lr-tb"/>
    </style:style>
    <style:style style:name="Table1.A" style:family="table-column">
      <style:table-column-properties style:column-width="6in"/>
    </style:style>
    <style:style style:name="Table1.A1" style:family="table-cell">
      <style:table-cell-properties style:vertical-align="middle" style:border-line-width="0.0007in 0.0347in 0.0007in" fo:padding="0.0194in" fo:border="0.0361in double #808080"/>
    </style:style>
    <style:style style:name="P1" style:family="paragraph" style:parent-style-name="Header">
      <style:text-properties style:font-name="Impact" fo:font-size="28pt" style:font-size-asian="28pt"/>
    </style:style>
    <style:style style:name="P2" style:family="paragraph" style:parent-style-name="Footer">
      <style:text-properties style:font-name="Showcard Gothic" fo:font-size="14pt" style:font-size-asian="14pt"/>
    </style:style>
    <style:style style:name="P3" style:family="paragraph" style:parent-style-name="Standard">
      <style:text-properties fo:language="nl" fo:country="NL"/>
    </style:style>
    <style:style style:name="P4" style:family="paragraph" style:parent-style-name="Standard">
      <style:text-properties fo:language="nl" fo:country="NL" fo:font-weight="bold" style:font-weight-asian="bold"/>
    </style:style>
    <style:style style:name="P5" style:family="paragraph" style:parent-style-name="Standard">
      <style:text-properties fo:language="nl" fo:country="NL" style:text-underline-style="solid" style:text-underline-width="auto" style:text-underline-color="font-color"/>
    </style:style>
    <style:style style:name="P6" style:family="paragraph" style:parent-style-name="Standard">
      <style:text-properties fo:font-size="9pt" style:font-size-asian="9pt"/>
    </style:style>
    <style:style style:name="P7" style:family="paragraph" style:parent-style-name="Standard">
      <style:paragraph-properties fo:break-before="page"/>
    </style:style>
    <style:style style:name="P8" style:family="paragraph" style:parent-style-name="Standard">
      <style:paragraph-properties fo:break-before="page"/>
      <style:text-properties fo:font-size="20pt" fo:language="nl" fo:country="NL" style:text-underline-style="solid" style:text-underline-width="auto" style:text-underline-color="font-color" fo:font-weight="bold" style:font-size-asian="20pt" style:font-weight-asian="bold"/>
    </style:style>
    <style:style style:name="P9" style:family="paragraph" style:parent-style-name="Standard">
      <style:paragraph-properties fo:margin-left="0in" fo:margin-right="-0.0154in" fo:text-indent="0in" style:auto-text-indent="false" fo:break-before="page"/>
      <style:text-properties fo:font-size="20pt" fo:language="nl" fo:country="NL" style:text-underline-style="solid" style:text-underline-width="auto" style:text-underline-color="font-color" fo:font-weight="bold" style:font-size-asian="20pt" style:font-weight-asian="bold"/>
    </style:style>
    <style:style style:name="P10" style:family="paragraph" style:parent-style-name="Standard">
      <style:paragraph-properties fo:margin-left="0in" fo:margin-right="-0.0154in" fo:text-indent="0in" style:auto-text-indent="false"/>
    </style:style>
    <style:style style:name="P11" style:family="paragraph" style:parent-style-name="Standard">
      <style:paragraph-properties fo:margin-left="0in" fo:margin-right="-0.0154in" fo:text-indent="0in" style:auto-text-indent="false"/>
      <style:text-properties fo:font-size="9pt" fo:language="nl" fo:country="NL" style:font-size-asian="9pt"/>
    </style:style>
    <style:style style:name="P12" style:family="paragraph" style:parent-style-name="Standard">
      <style:paragraph-properties fo:margin-left="0in" fo:margin-right="-0.0154in" fo:text-indent="0in" style:auto-text-indent="false"/>
      <style:text-properties fo:language="nl" fo:country="NL"/>
    </style:style>
    <style:style style:name="P13" style:family="paragraph" style:parent-style-name="Standard" style:master-page-name="Standard">
      <style:paragraph-properties style:page-number="auto"/>
      <style:text-properties fo:font-size="20pt" fo:language="nl" fo:country="NL" style:text-underline-style="solid" style:text-underline-width="auto" style:text-underline-color="font-color" fo:font-weight="bold" style:font-size-asian="20pt" style:font-weight-asian="bold"/>
    </style:style>
    <style:style style:name="P14" style:family="paragraph" style:parent-style-name="Standard">
      <style:text-properties fo:font-size="20pt" fo:language="nl" fo:country="NL" style:text-underline-style="solid" style:text-underline-width="auto" style:text-underline-color="font-color" fo:font-weight="bold" style:font-size-asian="20pt" style:font-weight-asian="bold"/>
    </style:style>
    <style:style style:name="P15" style:family="paragraph" style:parent-style-name="Standard">
      <style:paragraph-properties fo:margin-left="0in" fo:margin-right="-0.0154in" fo:text-indent="0in" style:auto-text-indent="false"/>
    </style:style>
    <style:style style:name="P16" style:family="paragraph" style:parent-style-name="Standard">
      <style:paragraph-properties fo:break-before="page"/>
      <style:text-properties fo:font-size="20pt" fo:language="nl" fo:country="NL" style:text-underline-style="solid" style:text-underline-width="auto" style:text-underline-color="font-color" fo:font-weight="bold" style:font-size-asian="20pt" style:font-weight-asian="bold"/>
    </style:style>
    <style:style style:name="P17" style:family="paragraph" style:parent-style-name="Table_20_Contents">
      <style:paragraph-properties fo:margin-left="0in" fo:margin-right="0in" fo:margin-top="0in" fo:margin-bottom="0in" fo:text-indent="0in" style:auto-text-indent="false"/>
    </style:style>
    <style:style style:name="T1" style:family="text">
      <style:text-properties fo:font-size="20pt" fo:language="nl" fo:country="NL" style:text-underline-style="solid" style:text-underline-width="auto" style:text-underline-color="font-color" fo:font-weight="bold" style:font-size-asian="20pt" style:font-weight-asian="bold"/>
    </style:style>
    <style:style style:name="T2" style:family="text">
      <style:text-properties fo:language="nl" fo:country="NL"/>
    </style:style>
    <style:style style:name="T3" style:family="text">
      <style:text-properties fo:language="nl" fo:country="NL" fo:font-weight="bold" style:font-weight-asian="bold"/>
    </style:style>
    <style:style style:name="T4" style:family="text">
      <style:text-properties fo:language="nl" fo:country="NL" style:text-underline-style="solid" style:text-underline-width="auto" style:text-underline-color="font-color"/>
    </style:style>
    <style:style style:name="T5" style:family="text">
      <style:text-properties fo:color="#000000" fo:font-size="20pt" fo:language="nl" fo:country="NL" style:text-underline-style="solid" style:text-underline-width="auto" style:text-underline-color="font-color" fo:font-weight="bold" style:font-size-asian="20pt" style:font-weight-asian="bold"/>
    </style:style>
    <style:style style:name="T6" style:family="text">
      <style:text-properties fo:font-size="9pt" fo:language="nl" fo:country="NL" style:text-underline-style="solid" style:text-underline-width="auto" style:text-underline-color="font-color" style:font-size-asian="9pt"/>
    </style:style>
    <style:style style:name="T7" style:family="text">
      <style:text-properties fo:font-size="9pt" fo:language="nl" fo:country="NL" style:font-size-asian="9pt"/>
    </style:style>
    <style:style style:name="T8" style:family="text">
      <style:text-properties style:font-name="Courier New" fo:font-size="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able:table table:name="Table1" table:style-name="Table1">
        <table:table-column table:style-name="Table1.A"/>
        <table:table-row>
          <table:table-cell table:style-name="Table1.A1" office:value-type="string">
            <text:p text:style-name="P17"><text:span text:style-name="Source_20_Text"><text:span text:style-name="T8">Levend Cluedo 'Juine anno 2000' was written in November 2000 by Gerarda de Groot, Geert van den Bogaart and Richel Bilderbeek.<text:line-break/>The opinions of the characters described does not reflect the authors' opinions. Any resemblance to persons living or dead is purely coincidental.<text:line-break/>This Levend Cluedo script may be copied, modified and performed freely as long as the authors' names are mentioned. It is not allowed to distribute modified copies of the script without permission from the authors.</text:span></text:span></text:p>
          </table:table-cell>
        </table:table-row>
      </table:table>
      <text:p text:style-name="P14"/>
      <text:p text:style-name="P8">Setting</text:p>
      <text:p text:style-name="Text_20_body">Juine is van origine een militaire kampplaats, 10 miljoen jaar voor Christus. Tijdens de laatste Slag tegen de Dinosauriërs, is Juine gesticht. Het ontwikkelde zich tot een bloeiend dorp met een rijke historie. Voorbeelden van deze historie zijn de legendarisch oprichting van de middelbare school 'De Vlindertuin'. Deze school is geschonken door stadhouder Willem I, wegens de dappere houding van het volk tegen de, toen het gebied afschuimende, horden wilde konijnen. Een ander hoogtepunt in de rijke historie, die dit pitoreske plaatsje kent is, de stichting van het eerste cafe anno 1073 voor Christus, 'In de Walrus'. Alhoewel dit cafe de gemiddelde produktiviteit van het dorp niet ten goede kwam, bevestigde het wel de sociale banden tussen de bewoners. Ander belangrijk punt is de vestiging van de eerste Katholieke kerk anno 23.010 voor Christus, met als spreuk boven de deur: 'U zijt Wellekome' en als bijzondere eigenschap dat de preken op zaterdag plaatsvinden in plaats van op zondag. </text:p>
      <text:p text:style-name="P6">Zwarte periode voor dit dorp was de bezetting door Communisten uit het Oosten, anno 1013 Voor Christus. Deze bezetting duurde precies duizend jaar, en staat onder de inwoners dan ook bekend als: 'De Duizend Jarige Bezetting' (De DJB). In 13 voor Christus werd het dorp bevrijd door de Romeinen, een feestdag die nog iedere jaar 5 mei gevierd wordt. Deze pagina is te kort om alle details van deze bevrijding op te schrijven maar niet onvermeld willen we de rol van Jan de Veearts laten,die in de nacht van de bevrijding dronken uit het café kwam, een riek pakte en dapper instootte op de Communistische troepen. Hij werd neergeschoten voor hij schade kon toebrengen. De Romeinen bevrijdden Juine gelukkig net op tijd voordat de voorraad balpennen in Juine opraakte, want balpennen waren, en zijn nog steeds, schaars in Juine.</text:p>
      <text:p text:style-name="P6">Gedurende de Romeinse periode kwam het dorp tot grote bloei. Het werd door de strategische ligging tussen Rome en Reykjavik wederom een kampplaaats waar pernament Romeinse elite troepen werden gelegerd. De Romeine brachten ook hun eigen bier, 'Herfstbok', mee en stichten anno 13 voor Christus het tweede cafe 'Het Centrum.' Dit cafe was speciaal ingericht voor de Romeinen, zo was te merken aan de ligstoelen die er tot de dag van vandaag nog staan en de pizza's op de menukaart. </text:p>
      <text:p text:style-name="P6">De twee café's hadden vanaf de stichtingsdatum ruzie. De eerste daad tegen café 'Het Centrum' was het 's nachts gooien van een suikerbiet door de ruit. De dader is tot op de dag van vandaag niet aangewezen, maar vermoed wordt dat dit de destijdse cafehouder Guus of zijn vrouw Greet was. De café's hebben het nooit met elkaar kunnen vinden en de laatste vijfhonderd jaar is zelfs wederzijdse moord niet van de lucht. Zo waren een tijd geleden Zara en Zander, de vroegere cafehouders van 'In de Walrus' ineens van de Aardbol verdwenen, waarvan de geruchten in het dorp de voorkeur geven aan een koelbloedige moord. Henk de 216e van cafe 'Het Centrum' werd verdacht, gevraagd naar een reactie zij hij:</text:p>
      <text:p text:style-name="Body_20_Text_20_2">'Ik vind het heel erg dat die smeerlappen dood zijn, ik zal vanavond op hun gezondheid drinken. Mag ik van deze gelegenheid gebruik maken om de groeten te doen?'. Toch ontkent de heer 'De 216e' de frictie die al enige tijd tussen de café's heerst niet, als reden voor de turbulentie zei hij: 'Ze vragen er zelf om, hadden ze me maar geen stuk inport moeten noemen. Daarnaast verdunnen ze hun bier met geitenurine, dit is concurentievervalsing en niet passent in het Montignac diner.' Op de avond van spelen zijn jullie verzameld in het dorpshuus van Juine: 'Tussen de Yaks' Die ochtend (zaterdagochtend) is Anton, de caféhouder van 'In de Walrus' dood aangetroffen is zijn eigen kroeg. Wat dorpelingen en anonieme boeren uit de omgeving zijn verzameld voor een rouwbijeenkomst ter deze gelegenheid. Een van jouw taken is er door goede perceptie en deductie er achter te komen wie en waarom en hoe Anton vermoord is, en de gevolgen van deze moord voor het dorp in kaart brengen van het dorp door een regenommeerd topografische buro en tevens de lange-termijn effecten van deze daad op de koers van de aandelen Euroshopper. Bedenk dat uit je rolomschrijving een aantal doelen te halen zijn, verwaarloos deze niet. Voor de nieuwkomers: je primaire target is met zoveelmogelijk mensen diepe discussies voeren (inclusief slap ouwehoeren) en je karakter uit te diepen.</text:p>
      <text:p text:style-name="P6"/>
      <text:p text:style-name="P6">De gegevens die handig kunnen zijn, zijn:</text:p>
      <text:p text:style-name="P6">Caféhouders van het Juinse café 'In de Walrus': Anton (wijlen) en Anita (nu weduwe)</text:p>
      <text:p text:style-name="P6"><text:tab/>Dochtertje heet Bella</text:p>
      <text:p text:style-name="P6"><text:tab/>Bardame 'In de Walrus' heet Truus</text:p>
      <text:p text:style-name="P6">Caféhouders van het Romeinse café 'Het Centrum' zijn Henk de 216e en Hetty de 216e (getrouwd)</text:p>
      <text:p text:style-name="P6"><text:tab/>Zoontje heet Henk de 217e</text:p>
      <text:p text:style-name="P6">De veldwachtster heet Marloes, vrijgezel</text:p>
      <text:p text:style-name="P6">De notaris van het dorp Juine heet Arend-Jan, getrouwd met Clara</text:p>
      <text:p text:style-name="P6">De pastoor van de Katholieke kerk heet Gijsbrecht, vrijgezel</text:p>
      <text:p text:style-name="P6">De postbode heet Ruud, vrijgezel</text:p>
      <text:p text:style-name="P6">De schillenboer heet Tom, getrouwd met Jacoba</text:p>
      <text:p text:style-name="P6">De schoolmeester en tevens pennenhandelaar heet Klaas, vrijgezel</text:p>
      <text:p text:style-name="P6">De visboer heet Harry, in het echt verbonden met de vrouw Hans</text:p>
      <text:p text:style-name="P6">De dorpsgek heet Piet, vrijgezel</text:p>
      <text:p text:style-name="P6">De apotheker en dokter heet Christiaan, getrouwd met Bep</text:p>
      <text:p text:style-name="P6">Het nieuw geadopteerde kindje van de pastoor heet Hührdjatgnoeipschnoelg</text:p>
      <text:p text:style-name="P7"><text:span text:style-name="T1">1. Henk de CCXVI</text:span><text:span text:style-name="T5">e</text:span><text:span text:style-name="T1"> (=216e)</text:span></text:p>
      <text:p text:style-name="P3">Caféhouder van het café 'Het Centrum', samen met Hetty de CCXVIe</text:p>
      <text:p text:style-name="P3">Getrouwd met Hetty de CCXVIe </text:p>
      <text:p text:style-name="P3">Volgens de Romeinse traditie gekleed in een toga.</text:p>
      <text:p text:style-name="P3">Je hebt altijd een balpen bij je.</text:p>
      <text:p text:style-name="P3">Je hebt een bierbuik (riem met kussens ofzo)</text:p>
      <text:p text:style-name="P4"/>
      <text:p text:style-name="P3">Je bent vanochtend samen met je vrouw naar de kerk gegaan, die te laat begon, omdat de pastoor te laat was. Je zag dat Anton er niet was, die meestal iets later komt, maar er wel altijd is. Anita was er wel. Na de preek -iets over een droom- ben je samen met je vrouw naar het Museum voor Martelwerktuigen gegaan om ideeën op te doen om Anton en Anita op een gruwelijke manier om het leven te brengen.</text:p>
      <text:p text:style-name="P4"/>
      <text:p text:style-name="P3">Toen de Romeinen anno 13 voor Chr. Juine bevrijdden van de Communisten, wilden je mede-Romeinen hun eigen merk bier, 'Herfstbok', <text:s/>kunnen drinken. Jouw voorouders (Henk de Ie en Hetty de Ie) werden uit Rome geïmporteerd om een café te stichten in Juine. Het café is nog steeds bij jouw en je vrouw in de familie. Jullie café kreeg het al snel aan de stok het van oudsher in het dorp gevestigde café: ' In de Walrus '. Dit ging zelfs zover dat jullie elkaar naar het leven stonden. Je hebt dan ook een diepgewortelde haat tegenover de caféhouders van deze kroeg. Dat Anton, de caféhouder van ' In de Walrus ', dood is maakt jouw dan ook diep gelukkig. Jullie voelen je nog steeds vreemdelingen in het dorp, een situatie die verergerd is na het Italiaans wereldkampioenschap Theoretisch Driebanden in 1978. Je voelt je nog steeds Romein en gaat traditiegetrouw gekleed in en toga, net als je vrouw.</text:p>
      <text:p text:style-name="Standard"><text:span text:style-name="T4">Anita, de weduwe van ex-kroegbaas van café 'In de Walrus'</text:span><text:span text:style-name="T2">: Zij is nog steeds je aardsvijand. Naast je familieverleden neem je het hun ook kwalijk dat zij hun bier veel goedkoper verkopen. Dit is concurrentievervalsing. Een van de historische feiten, waar jij met veel plezier aan terugdenkt, was toen een van jouw voorvaderen, Henk de VCe (=95e), rond 1500 na Christus, de toenmalige eigenaren van 'In de Walrus', Rudi en Rieneke, om het leven heeft gebracht, door de beerput met zeep in te smeren, en toen ze er beide in gevallen waren, gist in de beerput te gooien en hierna de beerput dicht te timmeren. Niemand in de hieropvolgende 150 jaar heeft toen naar lijken willen zoeken. Helaas hadden ze al twee kinderen verwekt, Sipke en Sonnema genaamd...</text:span></text:p>
      <text:p text:style-name="Standard"><text:span text:style-name="T4">Hetty de CCXVIe, je vrouw</text:span><text:span text:style-name="T2">: Je houdt veel van je vrouw/zus echter.....</text:span></text:p>
      <text:p text:style-name="Standard"><text:span text:style-name="T4">Piet, de dorpsgek</text:span><text:span text:style-name="T2">: <text:s/>Nadat je met Hetty de CCXVIe, Henk de CCXVIIe hebt verwekt, ben je erachter gekomen dat je homosexueel bent. Doordat de traditie opdraagt nog een Hetty de CCXVIIe te verwekken drink je iedere avond zoveel (soms malt) bier dat Hetty zal denken dat je hem niet meer omhoog kunt krijgen. In werkelijheid ben je dus homofiel en verliefd op Piet, omdat hij mooie oren heeft. Gisteravond toen je met Piet aan het doorzakken was, heb je hem uiteindelijk gescoord op het kerkhof. Je hoopt dat dit op een mooie geheime relatie uitloopt. Je hebt dan ook vandaag twee grote teenringen voor jullie gekocht, met een diamant erin, die je vandaag aan hem wilt geven als teken van julie verbintenis (zelf heb je er al één om).</text:span></text:p>
      <text:p text:style-name="Standard"><text:span text:style-name="T4">Bella, klasgenootje van Henk de CCXVIIe</text:span><text:span text:style-name="T2">: Je zoon, Henk de CCXVIIe, heeft met Bella. Dit is een onmogelijke relatie omdat deze tegen de familietraditie ingaat om met je zus een kind te krijgen.ondanks dat je nog geen Hetty de CCXVIIe hebt verwekt, neem je het Henk toch kwalijk dat hij dan niet naar een Hetty gezocht heeft om verkering mee te krijgen.</text:span></text:p>
      <text:p text:style-name="Standard"><text:span text:style-name="T4">Tom,schillenboer</text:span><text:span text:style-name="T2">: De ouders van Anita (Zara en Zander) heb je in tegenstelling tot Anton wel opgeruimd, de lijken heb je doen verdwijnen door met Tom de schillenboer deze onder zijn composthoop te laten begraven. Dit heb je hem laten doen voor een flinke smak duiten.</text:span></text:p>
      <text:p text:style-name="Standard"><text:span text:style-name="T4">Henk de CCXVIIe, je zoon</text:span><text:span text:style-name="T2">: Je wilt van hem een echte kroegbaas maken, maar hij wil liever proffesioneel atleet cowtipper worden. Ook hebben jij en je vrouw al jarenlang ruziegemaakt met hem, omdat hij geen toga wil dragen, maar hij blijft steevast weigeren. Eigenlijk maakt het je niet zo veel uit, je deed het om je vrouw te steunen.</text:span></text:p>
      <text:p text:style-name="P3"/>
      <text:p text:style-name="P9">2. Hetty de CCXVIe (=216e)</text:p>
      <text:p text:style-name="P11">Vrouw Henk de CCXVIe</text:p>
      <text:p text:style-name="P11">Samen met Henk de CCXVIe kroegbaas van café 'Het Centrum'</text:p>
      <text:p text:style-name="P11">Volgens de Romeinse traditie gekleed in een toga</text:p>
      <text:p text:style-name="P11"/>
      <text:p text:style-name="P11">Je bent vanochtend samen met je man naar de kerk geweest, waarvan de mis later begon, omdat de pastoor later kwam. Je aardsvijand Anton kwam niet opdagen, die er toch altijd is, maar meestal later komt. Anita was er wel. Hierna ben je samen met je man naart het Museum voor Martelwerktuigen geweest om inspiratie op te doen om Anton en Anita uit de weg te ruimen.</text:p>
      <text:p text:style-name="P11"/>
      <text:p text:style-name="P11">Toen de Romeinen anno 13 v. Chr. Juine bevrijdden van de Communisten, wilden je mede-Romeinen hun eigen merk bier, 'Herfstbok', kunnen drinken. Jouw voorouders Henk de Ie en Hetty de Ie werden uit Rome geïmporteerd om een Romeins café te stichten. Jullie voelen je verantwoordelijk voor het voortbestaan van het café (want het café zit nog steeds in de familie). Jullie café kreeg het al snel aan de stok met het van oudsher in Juine gevestigde café <text:s/>'In de Walrus'. Dit ging zelfs zover dat jullie café's elkaar naar het leven stonden. Deze diepgewortelde haat zorgde voor menig familieslachtingen. Jullie voelen jullie nog steeds vreemdelingen in het dorp. Deze situatie verergerde toen in 1978 de Italianen wereldkampioen werden met de olympische sport Theoretisch Driebanden. Je voelt je nog steeds een echte Romein en je gaat dan ook nog steeds gekleed in toga, net als je man.</text:p>
      <text:p text:style-name="P11"/>
      <text:p text:style-name="P10"><text:span text:style-name="T6">Tina, de oude vrijster</text:span><text:span text:style-name="T7">: Het is een raadsel hoe zij aan haar spullen en levensonderhoud komt. Volgens jou steelt ze gewoon alles wat ze heeft, want jij hebt genoeg mensenkennis om dit soort mensen te kunnen herkennen.</text:span></text:p>
      <text:p text:style-name="P10"><text:span text:style-name="T6">Ruud, de postbode</text:span><text:span text:style-name="T7">: Je bent een keer met hem naar bed geweest toen je dronken was. Dit was echter toen je al getrouwd was met Henk de CCXVIe. Henk de CCXVIe hoeft hier dan ook niets van te weten. Ruud is een hunk.</text:span></text:p>
      <text:p text:style-name="P10"><text:span text:style-name="T6">Anita &amp; wijlen Anton, de kroeghouders van café 'In de Walrus'</text:span><text:span text:style-name="T7">: Je koestert een diepgewortelde haat tegen hen. Naast een bar en het familieverleden neem je het hun ook kwalijk dat zij hun bier goedkoper verkopen. Dat is concurrentievervalsing. Een van de historische hoogtepunten van jullie familie, waar je nog regelmatig om kunt lachen, is het volgende verhaal: Het was rond 1132 na Christus en toen leefde een van je voormoederen, Hetty de LXXIe (=71e) genaamd, en tevens de tijd van de heksenvervolging. Er zou een feest komen in cafe 'In de Walrus', omdat de bouw van het kerkorgel in Juine was begonnen. Er was toen een boer, Krelis genaamd, die rode bieten teelde, en dit bietensap heeft Hetty de LXXIe toen in de biertank gegooit. Rood en geel werd groen,en inderdaad bleek het bier dat geschonken werd in 'In de Walrus' groen te zijn. Hetty de LXXIe stond te kijken achter een raampje, en toen de kroeg stomverbaasd stond te kijken naar het groene bier, liep zij wijzend en schreeuwend naar binnen, om de toenmalige kroegeigenaars, Joep en Janneke, te beschuldigen van hekserij. Ze werden toen verbrand op een houtskoolvuurtje. Helaas hadden ze al twee kinderen, Karel en Katrien, verwekt...</text:span></text:p>
      <text:p text:style-name="P10"><text:span text:style-name="T6">Henk de CCXVIe, de kroeghouder van café 'Het Centrum'</text:span><text:span text:style-name="T7">: Je wilt een tweede kind (een Hetty de CCXVIIe), omdat zo de naam Hetty in de familie blijft voortbestaan. Henk kan je geen kind meer geven, omdat hij elke avond zo bezopen is dat hij hem niet meer omhoog kan krijgen. Je verwoede pogingen om hem van de drank af te krijgen zijn tevergeefs. Om toch je seksuele bevrediging te krijgen, doe je het met Hans, de vrouw van de visboer, in de wijnkelder. Hiervoor in ruil kan ze gratis drinken in jullie café,waarvan je uiteraard de schijn ophoudt dat ze moet betalen, door haar drankjes wel op te schrijven, maar niet te verrekenen.</text:span></text:p>
      <text:p text:style-name="P10"><text:span text:style-name="T6">Henk de CCXVIIe, zoon van kroeghouders van café 'Het Centrum'</text:span><text:span text:style-name="T7">: Je zoon heeft een relatie met Bella, de dochter van Anton, dat stuk verderf. Laat Henk toch fatsoenlijk met zijn zus (een Hetty de CCXVIIe) trouwen als die er is. Je probeert Henk de CCXVIIe uit Bellas buurt te houden. Ook hebben jij en je man al jarenlang ruzie met jullie zoon gemaakt, omdat hij weigerde een toga te dragen. Jullie hebben de strijd nog niet helemaal opgegeven, maar hij blijft steevast voet bij stuk houden. Jij vind het schandalig dat hij de traditionele kledij niet wil dragen en vindt dat hij zich alsnog aan moet passen.</text:span></text:p>
      <text:p text:style-name="P10"><text:span text:style-name="T6">Tom, de schillenboer</text:span><text:span text:style-name="T7">: Toen jij en je man/broer nog 16 waren, hebben jullie de ouders van Anton, Zara en Zander, om het leven gebracht, waardoor Anton en zijn vriendin Anita café 'In de Walrus' moesten overnemen. Tom, de schillenboer, heeft de lijken onder de aardappelen naar de composthoop gebracht. Hiervoor mag hij in jullie café zo veel bier drinken als hij wil, terwijl je voor de buitenwereld doet voorkomen dat hij op rekening drinkt</text:span></text:p>
      <text:p text:style-name="P3"><text:s/></text:p>
      <text:p text:style-name="P8">3. Gijsbrecht</text:p>
      <text:p text:style-name="P3">Katholiek pastoor van het dorp Juine</text:p>
      <text:p text:style-name="P3">De adoptievader van Hührdjatgnoeipschnoelg</text:p>
      <text:p text:style-name="P3">Je hebt altijd een (Sinterklaas) mijter op (eventueel knutselen!!!)</text:p>
      <text:p text:style-name="P3"/>
      <text:p text:style-name="P3">Vanochtend ben je naast Tina wakker geworden en kwam te laat voor de mis, omdat zij nog aan haar trekken wilde komen. Je hebt vandaag 'Ik had een droom' gepreekt en de mensen reageerden positief hierop. Hierna heb je je vermaakt met de rest van de fles miswijn en de Flintstones op Cartoon Network. Nadat je Hührdjatgnoeipschnoelg in het kolenhok opsloot, is de pokerclub bij jou thuis gaan pokeren. Normaal bestaat jullie club uit Arend-Jan, Christiaan, jij en Anton, maar omdat Arend-Jan zei dat Anton dood is, hebben jullie Klaas opgebeld om mee te pokeren (zie verder voor meer details). </text:p>
      <text:p text:style-name="P3"/>
      <text:p text:style-name="Standard"><text:span text:style-name="T2">In je jeugd heb je gestudeerd in de stad, waar je je studententijd hebt beleeft in RKSV Albertus Magnus. Inmiddels ben je opgeklommen tot de Rotaryclub van het dorp Juine en je bent verslaafd aan het pokerspel, uiteraard de variant met geld. Je pokervrienden zijn Christiaan (de apotheker), Arend-Jan (de notaris), Klaas (de schoolmeester) en Anton (de vermoorde kroegbaas). Eigenlijk geloof je niet, maar je haalt je preken van Internet op </text:span><text:span text:style-name="T4">www.protestantisme.preken.com/martenlutherking.html</text:span><text:span text:style-name="T2"> en je bent pastoor geworden, omdat je vader dit wilde. Je houdt je gelovigen voor dat jij de enige bent die naar de Hemel zal gaan. Je wordt zelfs ook nog gelooft, de schapen, en na het invoeren van de aflaten, te koop via het offerblok, is je kerk, en vooral jij, er wel bij gevaren. <text:s/>Je bent dus al behoorlijk rijk, hoewel je het subtieler vind hier niet al te opzichtig voor uit te komen, maar als je meer geld zou kunnen bezitten, zou je dat geen probleem vinden.</text:span></text:p>
      <text:p text:style-name="Standard"><text:span text:style-name="T4">Hührdjatgnoeipschnoelg</text:span><text:span text:style-name="T2">: Je hebt haar drie maanden geleden geadopteerd uit Swahililand, omdat daar nu een conflict is ofzo (de details hebben je nog niet geïnteresseerd). Iedereen uit het dorp denkt dat jij haar geadopteerd hebt uit pure mensenliefde, maar in werkelijkheid zocht je iemand om je bed warm te houden en je huishouden te doen. Hührdjatgnoeipschnoelg is nog zeer naïef en je maakt hier goed misbruik van, door haar allerlei Nederlandse tradities wijs te maken. Zo heb je haar wijsgemaakt dat in Nederland logees bij de gastheer in een bed slapen. Jij sliep altijd al naakt en zij ook. Je hebt wel eens getracht om sex met haar te hebben,hiervoor heb je haar immers uit Swahililand gehaald, en dit doe je, om niet teveel op te vallen, door een hand nonchalant op haar lichaam te leggen. Ze legt echter steeds je hand voorzichtig bij je terug. Gelukkig heb je nog met Tina, de oude vrijster, om aan je trekken te komen.</text:span></text:p>
      <text:p text:style-name="Standard"><text:span text:style-name="T4">Tina, de oude vrijster:</text:span><text:span text:style-name="T2"> Met haar heb je een geheime relatie. Christiaan heeft haar over je behoeften ingelicht. Deze behoeften vertelde je onder een potje poker, waarbij je aan het winnen was, overmoedig bier dronk, dit vertelde, en uiteindelijk alsnog verloor. Tina heeft zelf geen inkomsten en je sponsort haar een beetje door haar soms geld uit het offerblok te geven voor haar diensten. Je was vanochtend te laat voor de ochtendmis, omdat je met Tina bezig was. Jij was al bevredigd, doch wilde zij ook aan haar trekken komen, jij zei dat je moest preken, zij werd boos en toen heb je haar alsnog, zij het een beetje morrend, bevredigd. Na de ochtendmis ben je gaan pokeren met Christiaan en Arend-Jan en Anton bij jou thuis. Toen bleek dat Christiaan het lijk van Anton heeft gevonden en dat jullie dus een vierde speler misten. Toen hebben jullie maar Klaas opgebeld. Om te voorkomen dat Hührdjatgnoeipschnoelg lastige vragen ging stellen over het spel dat jullie zouden gaan spelen, heb je haar het kolenhok ingestuurd, met als smoes, dat ze zich als nog-niet-volwaardig Christen daar maar eens moest bezinnen op de preek van vanochtend.</text:span></text:p>
      <text:p text:style-name="Standard"><text:span text:style-name="T4">Anton, de vermoorde kroeghouder van café 'In de Walrus'</text:span><text:span text:style-name="T2">: Dat Anton dood is maakt je eigenlijk niets uit, omdat hij toch amper geld gaf bij de collecte en altijd te laat kwam voor de mis, maar tegen de mensen zeg je dat je het jammer bindt dat die fijne ziel naar de hemel is. Je verheugt je al op de collecte van de begravenis. </text:span></text:p>
      <text:p text:style-name="Standard"><text:span text:style-name="T4">Klaas, de schoolmeester:</text:span><text:span text:style-name="T2"> Klaas is het sukkeltje van de Rotaryclub, dit stamde al uit de tijd toen jullie groepje (Christiaan, Arend-Jan, Klaas en jij) nog op de RKSV Albertus Magnus zaten. Hier werd hij in de bezemkast als reten jong door jullie gebruikt als retenjong. Eerst wilde hij dit niet. maar werd toen een paar keer in elkaar geslagen door jullie en hij werd toen alsnog als retenjong gebruikt. Doordat Anton dood is, en een pokerclubje toch uit vier man moet bestaan, hebben jullie hem gebeld, om Anton te vervangen.</text:span></text:p>
      <text:p text:style-name="P5"/>
      <text:p text:style-name="P8">4. Hans</text:p>
      <text:p text:style-name="P3">Partner van de visboer</text:p>
      <text:p text:style-name="P3">Alcoholverslaafde</text:p>
      <text:p text:style-name="P3">Lippenstift</text:p>
      <text:p text:style-name="P3"/>
      <text:p text:style-name="P3">Je bent een alcoholiste. Oorzaak van deze alcohol verslaving is, dat je een complex hebt opgedaan omdat je ouders je een mannennaam hebben gegeven. Alleen als je dronken bent kun je vergeten dat je een mannennaam hebt en je zoekt dan ook troost in de vergetelheid van de drank.</text:p>
      <text:p text:style-name="P3">De avond voor de moord had je je bezopen in café 'In de Walrus'. Je bent hierna in een donkere hoek van het café in slaap gevallen. Je werd wakker door een schreeuw en toen je opkeek zag je alles van de moord, je hebt echter alles vergeten doordat je dronken was. Je weet alleen nog dat de moordenaar een hoofddeksel droeg. Toen viel je weer in slaap en toen je wakker werd, ging je snel weg niet helemaal beseffend wat er gebeurd is. Wankelend over straat moest je nog even kotsen en bent in bed verder je roes gaan uitslapen.</text:p>
      <text:p text:style-name="Standard"><text:span text:style-name="T4">Hetty de 216e, de caféhoudster van 'Het Centrum'</text:span><text:span text:style-name="T2">: Voor drank doe je alles. Zo heb je regelmatig seks met Hetty de 216e (als Hetty de 216e zin heeft), kroegbazin van café 'Het Centrum' in de wijnkelder. Hiervoor krijg je drank, je houdt niet van dit gepruts aan elkaars lichaam en doet dit dan ook alleen als je blut bent. Als je geld hebt, ga je naar café 'In de Walrus'. Hier is het bier goedkoper, bovendien krijg je van Hetty een vissmaak in je mond en je hebt een hekel aan vis.</text:span></text:p>
      <text:p text:style-name="Standard"><text:span text:style-name="T4">Harry, de visboer</text:span><text:span text:style-name="T2">: Je man. Hij stinkt naar vis, waar je een hekel aan hebt. Je probeert geld van hem te krijgen om drank van te kopen. Hiervoor ga je zo vaak mogelijk met hem naar bed, om hem tevreden te houden.</text:span></text:p>
      <text:p text:style-name="P3">Tijdens je huwelijk ben je met Ruud de postbode naar bed geweest. Je was dronken en bovendien is hij een hunk. </text:p>
      <text:p text:style-name="Standard"><text:span text:style-name="T4">Clara, de vrouw van de notaris Arend-Jan</text:span><text:span text:style-name="T2">: Met haar heb je in je jeugd in de sekte van 'Het IJzeren Springtouw' gezeten. Deze sekte heeft als doel, om met lichtsignalen en rituelen buitenaardse wezens naar de Aarde te lokken om seks met de leden van deze sekte te hebben. Als je haar ziet maak je de bijbehorende geheime handgroet. Dit is je rechterhand op je neus en met je linkerarm zwaaien. Je bent uit de sekte gestapt omdat ze op de post die ze naar jou verstuurden voortdurend 'Dhr. Hans' schreven.</text:span></text:p>
      <text:p text:style-name="Standard"><text:span text:style-name="T4">Piet, de dorpsgek</text:span><text:span text:style-name="T2">: Op hem ben je in hevige concurrentiestrijd gewikkeld om het medelijden van de groep. Je vindt dat jij recht hebt om het medelijden van de groep, hij is gek en verdient het medelijden niet. Je doet er alles aan om het medelijden van de groep te krijgen. Zo verspreidt je zwarte roddels over hem, Piet heeft volgens jou Anton vermoord.</text:span></text:p>
      <text:p text:style-name="P3"/>
      <text:p text:style-name="P8">5. Ruud</text:p>
      <text:p text:style-name="P3">Postbode van het dorp Juine</text:p>
      <text:p text:style-name="P3">Vrouwenversierder</text:p>
      <text:p text:style-name="P3">Altijd een balpen bij</text:p>
      <text:p text:style-name="P3">Een pet op</text:p>
      <text:p text:style-name="P3"/>
      <text:p text:style-name="P3">Je bent het beest van het dorp. Alle vrouwen heb je in het dorp gescoord en geneukt. Vaak bereik je dit door ze eerst dronken te voeren. Je stort je telkens helemaal op een vrouw. Nadat je met je project een keer het bed hebt gedeeld, is ze niet meer interessant voor je, zie je haar niet meer staan en vergeet je haar. Je huidige project is Anita. Anita is de vrouw van kroegbaas Anton, van café 'In de Walrus'. Zij was echter heel stijf en klitte voortdurend aan haar man. Daarom greep je vanochtend je kans: </text:p>
      <text:p text:style-name="P3">Je hebt op zaterdag altijd twee rondes: eerst bezorg je de alle kranten. De reden dat je twee rondes loopt, is omdat de zaterdag edities altijd dikker zijn en dat je geen pakezel bent. Je bezorgt altijd het eerst de 'Metro' bij Anton en Anita, omdat deze werkmensen meestal vroeg opstaan. Onder je krantenronde kwam je Klaas, de schoolmeester, tegen, die altijd 's morgens vroeg gaat joggen en je hebt even met hem geklets. Toen jij al aan je postronde aan het lopen was, begonnen de kerkklokken de boenken en in Juine gaan dan een grote hoeveelheid mensen naar de kerk. Uit 'In de Walrus', waar je toen toevallig voorbij liep, zag je toen Anita al naar de kerk gaan en tegen haar man roepen, dat ze hem dadelijk wel in de kerk zou zien. Jij greep je kans en liep 'In de Walrus' binnen en ramde je een balpen in zijn oog. <text:s/>Hierna liep je gewoon verder je ronde,hierna heb je een nieuwe balpen gekocht bij Klaas (de schoolmeester en pennenhandelaar) en hierna heb je de hele dag gevist op driepootvis (dit kan het best door als aas Filet Americain te gebruiken). Je hebt niks gevangen, maar je bent er nu zeker van dat je Anita eindelijk eens kan scoren, want dan heb je het hele dorp gehad. </text:p>
      <text:p text:style-name="Standard"><text:span text:style-name="T4">Harry, de visboer</text:span><text:span text:style-name="T2">: Net als jij is Harry een vrouwengek. Om je echter af te zetten tegen de maatschappelijk verplichting je als een man te gedragen, heb je met hem afgesproken omtegen elkaar je sentimentele kanten te tonen. Zo hebben jullie een huilclub opgericht voor jullie twee. Als hij dicht bij je staat, ga je huilen, dat is nu een reflex van je geworden. Een andere activiteit van de huilclub, is dat jullie samen ,verkleed als buitenaardse wezens, naar het bos gaan, om seks te hebben met hulpeloze vrouwen.</text:span></text:p>
      <text:p text:style-name="Standard"><text:span text:style-name="T4">Marloes, de veldwachter</text:span><text:span text:style-name="T2">: Je bent natuurlijk ook met haar naar bed geweest. Dit is misschien echter vooral te wijten aan het geluk dat ze je vond lijken op Lenin. Ze probeert je voortdurend te bekeren tot het communisme. Onder het vissen op driepootvis heb je bedacht dat je best het communisme vanuit jezelf wilt uitdragen, als ze je help bij het scoren van Anita.</text:span></text:p>
      <text:p text:style-name="P3"/>
      <text:p text:style-name="P8">6. Tom</text:p>
      <text:p text:style-name="P3">Schillenboer </text:p>
      <text:p text:style-name="P3">De man van Jacoba</text:p>
      <text:p text:style-name="P3">De jongere broer van Arend-Jan</text:p>
      <text:p text:style-name="P3">Altijd een pet op, dit is tegen de zon als je op je schillenkar zit, zodat je nog goed kunt reageren op het forensen verkeer tussen Juine en de grote stad</text:p>
      <text:p text:style-name="P3">Je hebt een bierbuik (riem met kussens ofzo)</text:p>
      <text:p text:style-name="P3"/>
      <text:p text:style-name="P3">Vanochtend ben je met je vrouw naar de kerk gegaan, die te laat begon, omdat de pastoor te laat was. Hierna ben je druk bezig geweest met het omscheppen van de schillenberg aan de rand van het dorp, zodat het gistingsproces beter verloopt. Toen je thuis kwam heb je met je vrouw drie keer Tantra seks gehad in de modder van jullie goed-beschutte achtertuin en samen gedouched.</text:p>
      <text:p text:style-name="P3"/>
      <text:p text:style-name="Standard"><text:span text:style-name="T4">Arend-Jan, de notaris</text:span><text:span text:style-name="T2">: Je oudere broer. Je hebt een slechte relatie met hem. Je vind hem een arrogante lul en hebt een groot wrok tegen hem. Hij denkt dat hij, omdat hij gestudeerd heeft, beter is dan jij. En, nog erger, was hij altijd degene die voorgetrokken werd door je moeder en dat hij met Sinterklaas altijd grotere kado's kreeg en jij nooit.</text:span></text:p>
      <text:p text:style-name="Standard"><text:span text:style-name="T4">Anita, de caféhoudster van 'In de Walrus'</text:span><text:span text:style-name="T2">: Zij heeft samen met de, vanochtend vermoorde, Anton een eigen composthoop, zodat je nooit schillen bij hem hoeft op te halen. Nu Anton dood is, moet je nog steeds evenveel schillen ophalen. Dus voor jou maakt het eigenlijk niet uit dat hij dood is. Hoewel je eigenlijk liever had gezien dat de moordenaar(s) <text:s/>je gevraagd hadden deze te bergen voor een flink bedrag, zoals je wel eens vaker hebt gedaan. Je weet dat Anita denkt dat Henk de 216e en Hetty de 216e Anton hebben vermoord. Je denkt dat ze nu wraak wilt nemen en je gaat vanavond proberen een regeling met haar te treffen om de lijken van Henk de 216e en Hetty de 216e te mogen bergen voor een flinke smak geld, want je zit de laatste tijd een beetje krap bij kas en je wilt je vrouw eens met iets leuks verassen, zoals een Pokemon BH of zo'n leuke Furby.</text:span></text:p>
      <text:p text:style-name="Standard"><text:span text:style-name="T4">Marloes, de veldwachter</text:span><text:span text:style-name="T2">: Je orienteert je op het communisme, omdat je vind dat iedereen even hard moet werken, dus niet de hele tijd op z'n reet moet zitten, zoals je broer Arend-Jan. Marloes is een echte communist en weet daar ook veel van. Je ziet een goed leidster in haar. Je wilt samen met haar strijden voor een hoger doel: het verdwijnen van de bourgoisie.</text:span></text:p>
      <text:p text:style-name="Standard"><text:span text:style-name="T4">Henk de 216e en Hetty de 216e, caféhouders van 'Het Centrum'</text:span><text:span text:style-name="T2">: De twee café's in het dorp, het van-origine-Juinse 'In de Walrus' en het van-Romeinse-afkomst café 'Het Centrum' concurreren sterk met elkaar. Het café 'In de Walrus' bestond eerder in Juine,maar ergens voor de jaartelling, in de tijd dat de Romeinen Juine hadden veroverd, werd café 'Het Centrum' gebouwd in Juine om daar het Romeinse bier 'Herfstbok' te schenken. Henk de Ie en Hetty de Ie waren hier de eigenaars van, die uit Rome kwamen, en sinds die tijd gaat de strijd nog steeds door, waarbij reeds vele doden gevallen zijn. Henk de 216e en Hetty de 216e, hebben eens bij een conflict van een aantal jaren terug de ouders van Anton gedood, Zander en Zara geheten. Ze vroegen je, om voor een flink bedrag, de lijken te bergen. Je hebt dit gedaan door de lijken onder je schillenhoop te begraven. Hiervan kocht je een mooi nieuw pak, om mee te pronken bij je broer Arend-Jan.</text:span></text:p>
      <text:p text:style-name="Standard"><text:span text:style-name="T4">Jacoba, de vrouw van de schillenboer Tom</text:span><text:span text:style-name="T2">: Als jongen was je verliefd op haar, maar je maakte geen kans bij haar, omdat haar ouders heel rijk waren. Je was echter op de hoogte dat Jacoba gelooft in geesten en hogere wezens. Daarom besloot je je te verkleden als spook en ben je op het kerkhof gaan staan om haar op te wachten. Eerst heb je nog wat zware shag gerookt om een zwaardere stem te krijgen. Toen ze langs liep heb je aan haar verteld dat je haar gids was en dat je de boodschap van het Hoogste Wezen hebt gekregen om haar op te dragen met de schillenboer Tom te trouwen. De dag erop zijn jullie getrouwd.</text:span></text:p>
      <text:p text:style-name="P3"/>
      <text:p text:style-name="P8">7. Jacoba</text:p>
      <text:p text:style-name="P3">Vrouw van de schillenboer Tom, spiritueel</text:p>
      <text:p text:style-name="P3">Nicht van Clara</text:p>
      <text:p text:style-name="P3">Lid van de PlattelandsVrouwen GezelligheidsClubje Juine (PVGCJ)</text:p>
      <text:p text:style-name="P3"/>
      <text:p text:style-name="P3">Vanochtend ben je, samen met je man, netjes op tijd naar het huis van God gegaan, maar de pastoor, Gijsbrecht, kwam te laat, zodat de mis later begon. De mis was heel erg mooi en positief, de pastoor vertelde over een droom, die hij heeft gehad, over gelijkheid en vrijheid. Hierna heb je thuis je yoga oefeningen gedaan en heb je geprobeerd de geest van Jeanne d'Arc op te roepen, maar zonder succes. Hierna ben je naar een theefuifje van de PVGCJ bij Truus geweest. Hier hebben jullie gezellig gediscussieërd over een atrikel op de voorpagina van de 'Metro', getiteld 'Het Weer van Vandaag'. Hierna maakte Truus een compositie van gediluteerde artisjok op bourgoise wijze, met frietjes. Het is je opgevallen dat Truus niet helemaal ontspannen was. Na deze heerlijk maaltijd, ben je naar huis gegaan en heb je drie keer Tantra-seks gehad met je man in de modder in jullie goed-beschutte tuin (dit heb je gedaan in de modder voor een beter contact met moeder Aarde) en hierna heb je samen met hem gedouched.</text:p>
      <text:p text:style-name="P3"/>
      <text:p text:style-name="P3"/>
      <text:p text:style-name="Standard"><text:span text:style-name="T4">Tina, de oude vrijster</text:span><text:span text:style-name="T2">: Het is je een raadsel hoe zij aan haar levensonderhoud komt. Volgens jou dealt ze drugs, want dat voelde je aan je Zonnevlecht-chackra en als je Zonnevlecht-chackra je deze informatie doorstuurt vanuit een hoger dimensie, dan moet het wel waar zijn.</text:span></text:p>
      <text:p text:style-name="Standard"><text:span text:style-name="T4">Ruud, de postbode</text:span><text:span text:style-name="T2">: Je bent een keer, toen je dronken was, met hem naar bed gegaan. Dit was echter toen je al getrouwd was met Tom. Gelukkig heeft niemand iets hiervan opgemerkt en niemand hoeft er ook iets van te weten. Je vind Ruud een echte bink.</text:span></text:p>
      <text:p text:style-name="Standard"><text:span text:style-name="T4">Tom, de schillenboer</text:span><text:span text:style-name="T2">: Op een regenachtige avond, nadat je op een chique feestje van de Lions bent geweest, zag je op het kerkhof je spirituele gids in de vorm van een vage schim. Deze had de opdracht gekregen van het Hoogste Wezen om aan je op te dragen om met Tom te trouwen. Dit heb je gedaan, want als je gids, een hoger wezen uit een hoger dimensie (en waarschijnlijk de geest van de heilige Maria) je dit gebiet, dan zou je stom zijn dit niet te doen. Voor de zekerheid had je toch even je tarotkaarten geraadpleegt, die ook zeer gunstig stonden. En je wist al eerder, dat Tom's aura zeer krachtig om hem aanwezig is.</text:span></text:p>
      <text:p text:style-name="Standard"><text:span text:style-name="T4">Clara, de vrouw van de notaris (Arend-Jan) en Truus, de bardame van café 'In de Walrus'</text:span><text:span text:style-name="T2">: Jij bent samen met hun lid van de PVGCJ. Jij had eens het idee om een clubje op te richten, waar je als vrouw kunt roddelen, thee drinken en bridge avonden te organiseren. Je richtte de club op toen Clara en Truus erin wilden. Clara liet je erbij omdat ze je nicht is en Truus omdat ze als barvrouw veel te vertellen heeft. Nadat jullie steeds vaker naast de bridge avonden ook bingo avonden gingen organiseren, heeft Clara zich uitgeroepen tot voorzitster toen jij er niet was. Maar je kunt er mee leven, totdat ze ook nog eens arrogant ging doen en met haar geld ging lopen pronken. Om ook te voelen hoe het is om geld te hebben, heb je samen met Truus een erotische (net niet naakt) foto reportage in de Webber gedaan, waarvan het geld vandaag is binnengekomen.</text:span></text:p>
      <text:p text:style-name="Standard"><text:span text:style-name="T4">Bep, vrouw van de apotheker (Christaan)</text:span><text:span text:style-name="T2">: Op een dag voelde je krimpscheuren ontstaan in je esotherisch wezen en je bent toen snel naar Christiaan (naast apotheker ook dokter) op consult gegaan. Hij gaf je hetzelfde medicijn mee als toen je acupunctuurmeridianen aan electromagnetische disruptie hadden geleden en je vind het dan ook jammer dat Christiaan je hogere leefwijze niet serieus neemt. Toen echter Bep, na je consult, vertelde over 'Witte Norrit', een illegaal medicijn tegen krimpscheuren in esotherische wezens, kocht je dit van haar. Het medicijn herstelt je esotherische wezen met liefde en nog verdere eenwording met de kosmos. Je koopt nu regelmatig stiekum deze 'Witte Norrit'.</text:span></text:p>
      <text:p text:style-name="P3"/>
      <text:p text:style-name="P8">8. Klaas</text:p>
      <text:p text:style-name="P3">Schoolmeester van de middelbare school 'De Vlindertuin'</text:p>
      <text:p text:style-name="P3">Altijd een lineaal bij je</text:p>
      <text:p text:style-name="P3">Meerdere balpennen bij</text:p>
      <text:p text:style-name="P3">Als extra geld te verdienen handel je in BIC balpennen.</text:p>
      <text:p text:style-name="P3"/>
      <text:p text:style-name="P3">'s Morgens vroeg ga je altijd joggen om te voorkomen dat je een bierbuikje krijgt. Dan kom je altijd Ruud, de postbode, tegen. Op zaterdag loopt hij altijd twee rondes, omdat hij eerst de kranten doet -die dikker zijn- en dan pas de post. Je hebt heel even met hem gepraat, hebt je jog parcours afgelegd, bent gaan douchen, nakijkwerk aan het doen, totdat je gebeld werd om te pokeren bij de pastoor, wat je gedaan hebt. Terwijl je naar Gijsbrecht liep heb je twee BIC balpennen verkocht, één aan Ruud en één aan Bella.</text:p>
      <text:p text:style-name="P3"/>
      <text:p text:style-name="Standard"><text:span text:style-name="T4">Hührdjatgnoeipschnoelg, het adoptiekindje uit Swahililand</text:span><text:span text:style-name="T2">: Je bent een beetje het pispaaltje van Rotaryclub, omdat je zo weinig verdient. Vooral als je loon omlaag gaat door een besluit van de regering wordt je hard uitgelachen. Gelukkig heb je Hührdjatgnoeipschnoelg, het geadopteerde kindje van de pastoor uit Swahililand, die drie maanden geleden is overgevlogen. Zij is onwijs naïef en en de les neem je haar apart (zij blijft langer) en reageer je je af op haar met je lineaal, door haar hard te slaan. Je zegt dat de leraar hiertoe bevoegd is in dit land en zij gelooft je op je woord.</text:span></text:p>
      <text:p text:style-name="Standard"><text:span text:style-name="T2">Je hebt gestudeerd in de stad en je was lid van de studentenvereniging RKSV Albertus Magnus. Nu ben je lid bij de Rotaryclub, maar tot Anton dood was, niet lid van het pokerclubje (Christiaan, Arend-Jan, Gijsbrecht en Anton), ondanks dat je een groot liefhebber bent van het pokerspel. Je hebt tijdens je studie vriendschappen gesloten die nu nog voortgezet worden in de Rotaryclub in dorp. Deze vrienden zijn: </text:span><text:span text:style-name="T4">Christiaan (apotheker), Arend-Jan (notaris) en Gijsbrecht (pastoor)</text:span><text:span text:style-name="T2">. Jij bent helaas een beetje het lulletje van de groep. Ze lieten je nooit meepokeren. Op de dag van de dood van Anton ben jij niet naar de kerk geweest omdat jij nakijkwerk te doed had. Daarna werd je gebeld door de Rotaryclub. Ze vroegen je of je meedeed pokeren bij de pastoor. Met hemelse vreugde zei je 'ja' en ben je gegaan. Het bleek dat je mee mocht doen, omdat Anton dood is. Dus je bent blij dat Anton dood is.</text:span></text:p>
      <text:p text:style-name="Standard"><text:span text:style-name="T4">Studievrienden (Arend-Jan, Christiaan en Gijsbrecht):</text:span><text:span text:style-name="T2"> Tijdens jullie studietijd werd jij tot jouw grote verdriet als 'retenjong' gebruikt. In het begin pikte jij dit natuurlijk niet, maar je verweer werd beantwoord door vuistslagen. Dit gedrag had als resultaat dat jij jezelf had opgelegd je niet meer te verweren en onderdanig je aan hun wensen over te geven. Vele vernederingen volgen elkaar op. De krapte van de bezemkast ( waar de je misbruikt werd) bezorgt je nu nog angtige gevoelens als je je in kleine ruimtes bevind. Tevergeefs probeerde jij een gelijkwaardige positie als hun te verkrijgen. Ook nu heb je voortdurend met dit probleem te kampen. </text:span></text:p>
      <text:p text:style-name="Standard"><text:span text:style-name="T4">Henk de 217e, zoontje van de kroeghouders van café 'Het Centrum' (dit zijn Henk de 216e en Hetty de 216e) en Bella, dochtertje van de kroeghouders van café 'In de Walrus' (dit zijn Anton en Anita)</text:span><text:span text:style-name="T2">: Als leraar wil je dat het stil is in de klas. Hührdjatgnoeipschnoelg is wel stil als je het vraagt, maar Henk de 217e zit tot jouw ergenis voortdurend te kletsen met Bella. Daarom besloot je na de gymles van elk apart een naaktfoto te nemen onder de douche. Indien ze niet stil zijn benader je ze na de les en gebruik je deze foto's om mee te dreigen. Je houdt ze de mogelijkheid voor om de foto's naar de Playboy te sturen of nog erger naar de Fancy. Deze methode heeft effect en je voelt je daar goed over.</text:span></text:p>
      <text:p text:style-name="P3"/>
      <text:p text:style-name="P8">9. Clara</text:p>
      <text:p text:style-name="P3">Vrouw van Arend-Jan, de notaris</text:p>
      <text:p text:style-name="P3">Nicht van Jacoba</text:p>
      <text:p text:style-name="P3">Lid en voorzitster van de PlattelandsVrouwen GezelligheidsClubje Juine (PVGCJ)</text:p>
      <text:p text:style-name="P3"/>
      <text:p text:style-name="P3">Vanochtend ben je naar de kerk gegaan, samen met je man, omdat een van je grootste angsten is, om in de Hel of het Vagevuur te komen. De mis begon later, de pastoor zal zich wel weer eens verslapen hebben. Bij de collecte geef je altijd briefgeld, om zeker te kunnen weten in de Hemel te komen. Hierna heb je het gras van je tuintje met een nagelknippertje bijgeknipt en hierna ben je naar een theefuifje van de PVGCJ bij Truus gegaan. Je blik viel toevallig op een artikel op de voorpagina van de 'Metro', genaamd 'Het Weer van Vandaag', en hier hebben jullie heftig, maar gezellig, om gediscussieërd. Truus heeft op het einde een soort artisjokken-prutje gemaakt met frietjes en na deze lekkere en vullende maaltijd ben je naar huis gegaan om de blaadjes van je tulpen met plakband optimaal op de zonnestralen te laten staan. </text:p>
      <text:p text:style-name="P3"/>
      <text:p text:style-name="Standard"><text:span text:style-name="T4">Arend-Jan, de notaris van het dorp Juine</text:span><text:span text:style-name="T2">: Van je ouders mocht je nooit roken, dus deed je dit stiekum. Toen Arend-Jan je echter eens zag roken,dreigde hij dit aan je ouders door te vertellen, behalve als je met hem naar bed zou gaan. Omdat je dit niet wilde, vooral je moeder mag dat nooit weten, ben je met hem naar bed gegaan. Hij heeft je echter toen zwanger gemaakt en hierdoor ben je met hem getrouwd. Je kindje bleek echter een negertje te zijn, die jullie Robijntje noemden. Omdat jullie geen zwarte als kindje willen, hebben jullie hem sinds de peuterschool al naar een kostschool gestuurd. Jullie gaan echter bijna nooit bij hem op bezoek. Vroeger vond je het erg dat je met Arend-Jan moest trouwen, maar nu heb je er een hele ander kijk op gekregen: Je bent met een rijke vent getrouwd, de enige in het hele dorp Juine met een auto, die hoog aanzien heeft, kortom: je hebt het ver geschopt. Je bent nu niet slechts trots op, hier ben je zeer arrogant over.</text:span></text:p>
      <text:p text:style-name="Standard"><text:span text:style-name="T4">Tina, de oude vrijster</text:span><text:span text:style-name="T2">: Het is je een raadsel hoe zij aan haar geld komt. Volgens jou zit ze in de prostitutie, want je vind dat ze echt een hoofd hiervoor heeft, echt een hoerenkop.</text:span></text:p>
      <text:p text:style-name="Standard"><text:span text:style-name="T4">Ruud, de postbode</text:span><text:span text:style-name="T2">: Toen je een keer dronken was, ben je eens stiekum met hem naar bed geweest. Dit was echter toen je al getrouwd was met Arend-Jan. Arend-Jan hoeft er ook niets van af te weten. Je vind Ruud een echte hunk.</text:span></text:p>
      <text:p text:style-name="Standard"><text:span text:style-name="T4">Jacoba, vrouw van de schillenboer (Tom) en Truus, bardame van café 'In de Walrus'</text:span><text:span text:style-name="T2">: Jullie hebben met z'n drieen de PlattelandsVrouwen GezelligheidsClub Juine opgericht, de PVGCJ. Jullie komen regelmatig samen om te roddelen en thee te drinken en soms een bridge avond te organiseren. Jij bent als vrouw van de hoogste stand natuurlijk de voorzitster van de PVGCJ geworden, dit heb je op eigen initiatief gedaan, toen je nichtje er eens niet was. Het was ook nodig om een voorzitter aan te stellen, omdat jullie naast de bridge avonden ook nog eens bingo avonden gingen organiseren. Jacoba was echter degene die het idee had de PVGCJ op te richten. Omdat je haar nicht was, mocht je er ook in. Het is echter wel zo dat je Jacoba niet mag, omdat ze de vrouw van de schillenboer Tom is (hoe laag kun je zinken?). Nu je voorzitster bent, kun je Jacoba er misschien uit krijgen.</text:span></text:p>
      <text:p text:style-name="Standard"><text:span text:style-name="T4">Hans, de vrouw van de visboer, Harry</text:span><text:span text:style-name="T2">: In je jeugd heb je met Hans in de sekte van 'Het IJzeren Springtouw' gezeten. Als je Hans ziet maak je de geheime handgroet: dat is je rechter duim ondersteboven op je neus en met de andere arm zwaaien. De sekte van 'Het IJzeren Springtouw' had als doel met lichtsignalen en rituelen, buitenaardse wezens naar de Aarde te lokken, om seks te hebben met de leden van deze sekte.</text:span></text:p>
      <text:p text:style-name="P3"/>
      <text:p text:style-name="P8">10. Arend-Jan</text:p>
      <text:p text:style-name="P3">De notaris van Juine</text:p>
      <text:p text:style-name="P3">De man van Clara</text:p>
      <text:p text:style-name="P3">De oudere broer van Tom</text:p>
      <text:p text:style-name="P3">Je hebt altijd een balpen bij je </text:p>
      <text:p text:style-name="P3">In het bezit van een auto</text:p>
      <text:p text:style-name="P3">Je hebt een bierbuik (riem met kussens ofzo)</text:p>
      <text:p text:style-name="P3">Lid van de Rotary met Klaas, Christiaan en Gijsbrecht</text:p>
      <text:p text:style-name="P3">Lid van het pokerclubje met Christiaan, Gijsbrecht en Anton (doordat deze dood is, is deze vanaf zijn sterfdatum vervangen door Klaas)</text:p>
      <text:p text:style-name="P3"/>
      <text:p text:style-name="Standard"><text:span text:style-name="T2">Vanochtend <text:s/>ben je naar de kerk geweest, samen met je vrouw, die later begon, omdat Gijsbrecht (de pastoor) te laat kwam en daarna ben je naar Anton's cafe 'In de Walrus' gegaan om je pokerschulden te betalen. Hierbij vond je het lijk. Anton had toen je hem vond een balpen in zijn oog, die vermoedelijk de doodsoorzaak geweest zal zijn. Naast Anton's cadaver stond een fles sterke drank. Dat hij dood is doet je niet veel, want hierdoor hoef je je schuld niet te betalen. Je hebt Marloes de veldwachter gewaarschuwd, door bij haar thuis langs te gaan (trouwens, op het moment dat je aankwam, zag je Hührdjatgnoeipschnoelg een pakje afleveren bij haar en snel wegfietsen) en bent gaan pokeren bij de pastoor. Omdat Anton dood is en jullie een vierde man nodig hadden voor jullie pokerclubje (Christiaan, jij, Gijsbrecht en Anton), hebben jullie maar Klaas gebeld om mee te pokeren. Jij hebt wel een ruige studententijd gehad in de stad. Je bent lid geweest van de RKSV Albertus Magnus samen met je huidige vrienden </text:span><text:span text:style-name="T4">Christiaan de apotheker, Klaas de schoolmeester en Gijsbrecht de pastoor</text:span><text:span text:style-name="T2">. Nu zijn jullie Rotary en pokervrienden. De schoolmeester is een beetje het lulletje van deze groep, die verdient niet veel geld, de loser. Dit stamt uit de tijd van Albertus, hier had Klaas de titel 'retenjong' en werd als zodanig in de bezemkast gebruikt. Ook jij hebt hieraan deelgenomen. Als notaris van Juine boer jij goed, je bent dan ook de enige in het dorp met een auto, iets waar je trots op bent en dat laat je weten ook. Helaas onderkent niet iedereen je superieuriteit, omdat een tijd geleden al je banden lek gestoken zijn. Als je de dader tegenkomt, dan zal je hem/haar eens een lesje leren!</text:span></text:p>
      <text:p text:style-name="Standard"><text:span text:style-name="T4">Clara, vrouw van de notaris</text:span><text:span text:style-name="T2">: Je bent getrouwd met Clara, een burgermeisje. Clara heb je betrapt op stiekem roken, jij toen met haar geslapen in ruil ervoor dat je het niet aan haar moeder zou vertellen. Je hebt hierbij echter per ongeluk een kind verwekt, waardoor jullie van de kerk moesten trouwen. Het kind bleek een negertje te zijn, die jullie Robijntje noemden. Omdat jullie in jullie sociale netwerk geen zwarte als zoon konden gebruiken, hebben jullie hem naar de kostschool gestuurd.</text:span></text:p>
      <text:p text:style-name="Standard"><text:span text:style-name="T4">Tom, de schillenboer</text:span><text:span text:style-name="T2">: Je broer. Hij behoort tot het proletariaat, hier schaam je je voor. Hij verdient geen rooie cent. Daarnaast werd Tom altijd voorgetrokken door moeder vroeger, hier heb je nog steeds een complex aan over gehouden. Je negeert je broer zo veel mogelijk en probeert hem zwart te maken.</text:span></text:p>
      <text:p text:style-name="P3"/>
      <text:p text:style-name="P8">11. Christiaan</text:p>
      <text:p text:style-name="P3">Apotheker en dokter van het dorp Juine</text:p>
      <text:p text:style-name="P3">Je hebt altijd een balpen bij</text:p>
      <text:p text:style-name="P3">Je hebt een bierbuik (riem met kussens ofzo)</text:p>
      <text:p text:style-name="P3">Studievrienden en medecorpsballen van RKSV Albertus Magnus: Arend-Jan, Gijsbrecht, Klaas</text:p>
      <text:p text:style-name="P3">Pokervrienden: Arend-Jan, Gijbrecht, Anton (maar doordat Anton nu vermoord is, heb je vanmiddag met Klaas in zijn plaats gepokerd)</text:p>
      <text:p text:style-name="P3">Man van Bep</text:p>
      <text:p text:style-name="P3"/>
      <text:p text:style-name="P3">Vanochtend ben je samen met Bep naar de kerk geweest. De mis begon te laat, omdat de pastoor te laat was. De preek kwam je heel erg bekend voor, maar je bent de titel ervan vergeten. Je vrouw ging naar de stad en daarom heb je Tina opgebeld voor een goede 'doorsmeerbeurt', tot je ging pokeren bij Gijsbrecht. Je hebt Tina nog niet betaald voor haar diensten en hebt met pokeren alles verloren (aan Klaas). Doordat Anton dood was volgens Arend-Jan, hebben jullie besloten om Klaas maar uit te nodigen.</text:p>
      <text:p text:style-name="P3"/>
      <text:p text:style-name="Standard"><text:span text:style-name="T2">Je hebt gestudeerd in de stad, bent daar lid geweest van RKSV Albertus Mugnus, maar nu ben je lid van de Rotary en heb je stevige mate van pokerverslaafdheid opgebouwd. Je studievrienden zijn </text:span><text:span text:style-name="T4">Arend Jan (de notaris), Gijsbrecht (de pastoor) en Klaas (de schoolmeester)</text:span><text:span text:style-name="T2">. Klaas is een beetje het lulletje van de groep. Je liet hem wel eens meepokeren, maar alleen als iemand van jullie pokergroepje (Arend-Jan, Gijsbrecht en ook Anton) niet kon. De schoolmeester is een beetje het lulletje van deze groep, die verdient niet veel geld, de loser. Het mijden van Klaas stamt uit de tijd toen jullie nog lid waren van Albertus, hier had Klaas de titel 'rete-jong' en werd als zodanig in de bezemkast gebruikt. Ook jij hebt hieraan deelgenomen.</text:span></text:p>
      <text:p text:style-name="Standard"><text:span text:style-name="T4">Tina de oude vrijster</text:span><text:span text:style-name="T2">: Zij komt regelmatig op consult. Je hebt haar seksuele activiteiten leren kennen toen ze eens op consult bij je was, wat genitale steenwratten bleken te zijn. De grap was, dat ze zonder slipje aan op consult kwam en je weet, dat als vrouwen zonder ondergoed op consult komen, dat je ze dan kunt scoren, en dat heb je dan ook gedaan. De eerste keer was dit proefritje gratis, tegenwoordig kun je in ruil voor wat geld alles doen wat je wilt met haar. Je hebt haar diensten ook aan de pastoor aangeraden. Tina betekent niets voor je, je ziet haar slechts als je neukdiertje.</text:span></text:p>
      <text:p text:style-name="Standard"><text:span text:style-name="T4">Bep, de vrouw van de apotheker/dokter Christiaan</text:span><text:span text:style-name="T2">: <text:s/>zij is je vrouw. Een goed en onschuldig mens die de heerlijkste cakes kan bakken. Je adoreert haar en zou niet willen dat ze jou relatie met Tina zou ontdekken. Dat zou haar pijn doen, en ze is zo lief en onschuldig.</text:span></text:p>
      <text:p text:style-name="Standard"><text:span text:style-name="T4">Marloes, de veldwachter</text:span><text:span text:style-name="T2">: Als jij, een van de belangrijkste personen uit het dorp, uit de kroeg komt, moet je tegen een boom kunnen pissen. Marloes heeft je hiervoor echter al een paar keer een boete gegeven. Je vindt haar een respectloos kreng, ze zou als een echte politieagente boeven moeten gaan vangen.</text:span></text:p>
      <text:p text:style-name="P3"/>
      <text:p text:style-name="P8">12. Harry</text:p>
      <text:p text:style-name="P3">Visboer te Juine</text:p>
      <text:p text:style-name="P3">De partner van Hans</text:p>
      <text:p text:style-name="P3">Jij hebt altijd en balpen bij je</text:p>
      <text:p text:style-name="P3">Je hebt altijd een pet op, zodat je haren niet in je verkoopwaar kunnen vallen</text:p>
      <text:p text:style-name="P3">Je hebt een bierbuik (riem met kussens ofzo)</text:p>
      <text:p text:style-name="P3">Oudere broer van Truus</text:p>
      <text:p text:style-name="P3"/>
      <text:p text:style-name="P3">Je bent vanochtend vroeg opgestaan. Hans lag niet naast je toen je wakker werd. Je bent de hele dag wezen vissen en hebt een goede vangst gehad, vooral veel zalm en driepootvis. Toen je terugkwam van je visstek, zag je dat iedereen naar het dorpshuus ging. Nieuwsgierig ben je daar dan ook maar binnen gegaan.</text:p>
      <text:p text:style-name="P3"/>
      <text:p text:style-name="Standard"><text:span text:style-name="T4">Tina, de oude vrijster</text:span><text:span text:style-name="T2">: Jij weet als enige van het dorp dat zij tegen betaling met Christiaan (de apotheker) en Arend-Jan (de notaris) naar bed <text:s/>gaat. Jij hebt haar voor bekendmaking van deze informatie in Juine bedreigd. Natuurlijk is zij hier zeer angstig onder, uiteraard was jou enige doel om ook met haar naar bed te kunnen. Uit pure angst biedt zij daarom ook aan jou haar diensten aan je betaald haar hier natuurlijk niet voor, want daar heb je geen geld voor. Je vindt het fijn als ze je lichaam aandacht geeft want daaraan lijdt je al jaren gebrek hoe je je ook wil je weleens iets anders dan de afgezaagde kunstjes van je partner. </text:span></text:p>
      <text:p text:style-name="Standard"><text:span text:style-name="T4">Hans, de partner van de visboer, Harry: </text:span><text:span text:style-name="T2">Je hebt een ingedutte relatie met Hans. Hans drinkt veel te veel en daar stoor jij je aan. Je slaapt daarom niet meer in één</text:span><text:span text:style-name="T3"> </text:span><text:span text:style-name="T2">bed met Hans en bovendien kun jij niet tegen de allesbedervende visgeur die om Hans heen hangt. </text:span></text:p>
      <text:p text:style-name="Standard"><text:span text:style-name="T4">Truus, de bardame van café 'In de Walrus'</text:span><text:span text:style-name="T2">: Je hebt je vader op zijn sterfbed beloofd dat je Truus, je jongere zusje, <text:s/>zal uithuwelijken aan een goede partij. Hier ben je naar op zoek. Ruud, de postbode, leek je een goede optie. Je probeert hun te koppelen. Je zus moet wachten met seks tot na haar huwelijk dit bevalt haar niet. Je vindt dit zo zielig dat ze bij jou aan haar trekken mag komen tot aan haar huwelijk. </text:span></text:p>
      <text:p text:style-name="Standard"><text:span text:style-name="T4">Ruud, de postbode</text:span><text:span text:style-name="T2">: Hij is net als jij een vrouwengek. Om je af te zetten tegen de maatschappelijke verplichting je als macho te gedragen heb je met hem afgesproken om tegen elkaar je sentimentele kanten te tonen. Hiertoe hebben jullie de huilclub opgericht waar alleen jullie lid van zijn, als hij bij je is ga je huilen dit is een reflex. Een andere activiteit van de huilclub, is dat jullie samen ,verkleed als buitenaardse wezens, naar het bos gaan, om seks te hebben met hulpeloze vrouwen.</text:span></text:p>
      <text:p text:style-name="P3"/>
      <text:p text:style-name="P8">13. Piet</text:p>
      <text:p text:style-name="P3">Je bent als dekmantel dorpsgek</text:p>
      <text:p text:style-name="P3">Geheim agent van de Binnelandse Veiligheidsdienst</text:p>
      <text:p text:style-name="P3">Je hebt altijd een pet op, met de voorkant naar de zijkant (propellerpet zou tof zijn)</text:p>
      <text:p text:style-name="P3"/>
      <text:p text:style-name="P3">Je hebt eerst uitgeslapen en je bent toen naar een dure 'gezelligheidsboerderij' gegaan om je 'ontmaagding' van gisteren van je af te neuken. Hierna heb je jezelf verwend door een postzegel van een zwangere krultangspecht aan te schaffen. Toen je terugkwam in Juine, zag je dat iedereen naar het dorpshuus toe ging en bent daar ook een kijkje gaan nemen.</text:p>
      <text:p text:style-name="P3"/>
      <text:p text:style-name="P3">Jij bent geheim agent van de Binnenlandse Veiligheidsdienst (BVD). Als taak heb je om communisten op te sporen in het dorp Juine. Als dekmantel heb je besloten je voor te doen als iemand die gek is. </text:p>
      <text:p text:style-name="Standard"><text:span text:style-name="T4">Marloes, de veldwachter</text:span><text:span text:style-name="T2">: Je verdenkt Marloes van communistische neigingen en bent van zins in haar complotten te infiltreren en om meer bewijzen te verzamelen. Het rode gevaar loert op iedere hoek en je wantrouwt daardoor alle dorpelingen.</text:span></text:p>
      <text:p text:style-name="Standard"><text:span text:style-name="T4">Henk de 216e,kroegbaas van café 'Het Centrum'</text:span><text:span text:style-name="T2">:Toen je gisteren Henk de 216e probeerde door te lichten, liep dit uit de hand. Je kon niet meer terug, zonder dat bekend zou worden dat je eigelijk niet gek bent, dus heeft Henk gisteren seks met je gehad op het kerkhof. Alhoewel dit smerig is, heb je voor je werk over. Jouw motto is dan ook: 'Een goed geheim agent kent geen grenzen.'</text:span></text:p>
      <text:p text:style-name="Standard"><text:span text:style-name="T4">Tina, de oude vrijster</text:span><text:span text:style-name="T2">: Met Tina probeer je wat contacten te leggen. Je vermoedt dat ze meer weet dan je denkt en informatie kan geven over eventuele communisten in het dorp. Je vermoed dat zij geheime contacten heeft waar je wel iets meer van zou willen weten. Je probeert daarom contact te leggen met haar en te kijken of je haar kan vertrouwen.</text:span></text:p>
      <text:p text:style-name="Standard"><text:span text:style-name="T4">Hans, de partner van de visboer Harry</text:span><text:span text:style-name="T2">: Jouw status in het dorp is laag, een voorwaarde van een goede denkmantel. Je probeert dan ook het medelijden van de dorpelingen op te wekken of zo informatie los te peuteren. Hans is hierin een goede concurrent, hij probeert nog meer medelijden te wekken dan jij, doordat Hans standaard dronken is. Jij vind Hans maar zielig en jij vindt dat jij meer medelijden verdient. Jullie zijn dan ook in een hevige concurrentiestrijd voor de laagste staat verwikkeld. Hierom doe je de meest creatieve pogingen om het medelijden van de dorpelingen op te wekken.</text:span></text:p>
      <text:p text:style-name="P3"/>
      <text:p text:style-name="P8">14. Bep</text:p>
      <text:p text:style-name="P3">Vrouw van apotheker en dokter Christiaan</text:p>
      <text:p text:style-name="P3">Dealer </text:p>
      <text:p text:style-name="P3"/>
      <text:p text:style-name="P3">Je bent vanochtend met je man naar de kerk geweest. De mis begon later, omdat de pastoor te laat was. Hierna ben je naar de grote stad gegaan, om allemaal drugs in te kopen. Hierna heb je een spacecake gebakken.</text:p>
      <text:p text:style-name="P3"/>
      <text:p text:style-name="Standard"><text:span text:style-name="T4">Hührdjatgnoeipschnoelg</text:span><text:span text:style-name="T2">: Zij is het geadopteerde kindje pastoor Gijsbrecht. Je gebruikt haar als drugkoerier en betaalt haar in wiet uit. Je koos haar, omdat ze ongeveer 3 maanden geleden uit Swahililand is overgekomen en je direct gebruik maakte van haar naieviteit die je in haar ogen af kon lezen. Hührdjatgnoeipschnoelg weet zelf niet dat ze drugkoerier is, je vraagt haar of ze gewoon pakjes wil bezorgen, waarin jij zegt dat er medicijnen inzitten en dat het in dit land mensen zich schamen om medicijnen te gebruiken. Dat is, zeg jij, de reden waarom die pakjes zo goed verpakt zijn, zodat niemand kan zien wat er in zit. Ook heb je haar wijsgemaakt dat ze hier stil over moet zijn, omdat ze in Nederland er niet voor uit durven te komen om medicijnen te gebruiken.</text:span></text:p>
      <text:p text:style-name="Standard"><text:span text:style-name="T4">Tina, de oude vrijster</text:span><text:span text:style-name="T2">: Het is je een raadsel hoe ze aan haar geld komt. Volgens jou zit je in een maffia bende. Dit denk je omdat je dat soort dingen altijd goed aanvoelt.</text:span></text:p>
      <text:p text:style-name="Standard"><text:span text:style-name="T4">Ruud, de postbode</text:span><text:span text:style-name="T2">: Je bent een keer met hem naar bed gegaan, omdat je dronken was. Dit was, nadat je reeds je 'ja'-woord aan Christiaan gegeven hebt, dus Christiaan hoeft dit niet te weten. Je vind Ruud nog steeds een hunk.</text:span></text:p>
      <text:p text:style-name="Standard"><text:span text:style-name="T4">Christiaan, de apotheker en dokter</text:span><text:span text:style-name="T2">: Je man adoreert je en bewondert je voor je intelligente opmerkingen. Jij houdt hem kalm door altijd wiet in zijn cake te stoppen. Hij weet niet dat je dealt. Je bent met hem getrouwd, omdat hij de belangrijkste man uit heel Juine is.</text:span></text:p>
      <text:p text:style-name="Standard"><text:span text:style-name="T4">Marloes, de veldwachter</text:span><text:span text:style-name="T2">: Marloes heeft tot je spijt ontdekt dat je drugs dealt. Toen ze je vertelde, dat ze wist dat jij dealde, bood je haar een hoeveelheid drugs aan, als zwijggeld en om te voorkomen dat ze je arresteerde. Nu haalt ze nog steeds soms drugs van je, omdat ze zegt anders je te arresteren. Je vind het kut, dat je de fout hebt gemaakt om je te laten pakken en zoekt naar manieren om deze fout ongedaan te maken, waarbij je nergens voor terugdeinst. Verder heb je haar moeten beloven de Communistische Partij te moeten steunen in tijden van revolutie.</text:span></text:p>
      <text:p text:style-name="Standard"><text:span text:style-name="T4">Jacoba, vrouw van de schillenboer Tom</text:span><text:span text:style-name="T2">: Zij was eens op consult bij jouw man Christiaan, omdat ze voelde dat haar esotherisch wezen krimpscheuren begon te vertonen. Je man vond dit in eerste instantie onzin, maar gaf toe en schreef haar enkele pillen voor. Je weet, als vrouw van de apotheker, toevallig dat die pillen placebo's waren. Je stapte later eens op Jacoba af en vertelde dat je hèt medicijn tegen krimpscheuren in je esotherisch wezen hebt gevonden,en gaf haar een pil. Deze pil was een XTC-pil, maar dat heb je haar nooit verteld, je noemt de pillen voor haar 'Witte Norrit'. Jacoba bleek hier zeer tevreden mee te zijn en ze komt nog regelmatig bij je langs om je 'medicijn' te kopen.</text:span></text:p>
      <text:p text:style-name="P3"/>
      <text:p text:style-name="P9">15. Tina</text:p>
      <text:p text:style-name="P12">Oude vrijster</text:p>
      <text:p text:style-name="P12">Stiekum prostitue</text:p>
      <text:p text:style-name="P12"/>
      <text:p text:style-name="P12">Vanochtend werd je wakker naast de pastoor, hebt seks met hem gehad en toen hij naar de mis moest, ben je naar huis gegaan om verder te slapen. Toen belde Christiaan op, omdat zijn vrouw weg was. Jullie hebben een flinke tijd 'dingen gedaan', totdat Christiaan weg moest. Hij heeft echter nog niet voor je diensten betaald. Nadat Christiaan weg ging, ben je naar de stad gegaan om sigaretten te kopen.</text:p>
      <text:p text:style-name="P12"/>
      <text:p text:style-name="P10"><text:span text:style-name="T4">Gijsbrecht, de pastoor</text:span><text:span text:style-name="T2">: Je doet het met hem voor het geld. Hij geeft je niet steeds geld maar af en toe. Op de dag van de moord was je 's morgens met hem in bed. Hij moest naar de mis, maar jij was nog niet aan je trekken gekomen (hij wel), dus werd je een beetje boos en hij bevredigde je toen. Hij ging daarna snel naar de mis, jij sliep uit en ging in de middag naar Christiaan, de apotheker, want je wist dat zijn vrouw weg was. Daar ging je nog wat 'bijverdienen'. Het is voor de mensen in het dorp een raadsel hoe jij je geld verdient. Maar ja, je verdient goed en het is gewoon lekker.</text:span></text:p>
      <text:p text:style-name="P10"><text:span text:style-name="T4">Tom, de visboer</text:span><text:span text:style-name="T2">: hij is de enige die weet van je relatie met Gijsbrecht en Christiaan. Om te zorgen dat hij zijn mond houdt doe je het daarom gratis met hem. Alhoewel hij minder dominant is dan de anderen, stinkt hij wel naar vis. Dat Anton dood is vind je jammer. Hij betaalde goed en verlangde niet veel: je verliest een goede klant. </text:span></text:p>
      <text:p text:style-name="P10"><text:span text:style-name="T4">Ruud, de postbode</text:span><text:span text:style-name="T2">: Je bent een keer met hem naar bed geweest toen je dronken was. Hij is een hunk.</text:span></text:p>
      <text:p text:style-name="P10"><text:span text:style-name="T4">Marloes, de veldwachter</text:span><text:span text:style-name="T2">: Leek je de ideale vrouw om een escortbureau mee te beginnen. Ze is jong, blond, sexy &amp; attractief. Precies wat je zoekt!</text:span></text:p>
      <text:p text:style-name="P10"><text:span text:style-name="T4">Christiaan, de apotheker/ dokter</text:span><text:span text:style-name="T2">: Hij is een knappe vent en je bent eens voor hem naar consult gegaan, dus zonder slipje aan. Hij nam je, eerst voor gratis consult (je had pijn bij het plassen, het bleken genitale steenwratten te zijn), <text:s/>later voor geld. Op een dag vroeg hij je of je het ook met Gijsbrecht de pastoor deed. Dit was toen niet het geval, <text:s/>maar je zorgde dat het gebeurde.</text:span></text:p>
      <text:p text:style-name="P10"><text:span text:style-name="T4">Gijsbrecht, de pastoor</text:span><text:span text:style-name="T2">: Op Christiaans subtiele aanraden ben je ingegaan en je bezoekt hem nu regelmatig in de ruil voor geld. Hij is heel slecht in bed en heeft de kleinste snikkel die je ooit hebt gezien.</text:span></text:p>
      <text:p text:style-name="P12">Piet: Hij is geïnteresseerd in jou. Je ziet niets in hem, want hij is een enge vent en de sloeber van het dorp. Bovendien valt er voor de seks bij hem niets te verdienen. Dus geen reden om aandacht aan Piet te besteden, daarom ontwijk je hem.</text:p>
      <text:p text:style-name="P3"/>
      <text:p text:style-name="P8">16. Hührdjatgnoeipschnoelg</text:p>
      <text:p text:style-name="P3">Door pastoor Gijsbrecht geadopteerd kindje</text:p>
      <text:p text:style-name="P3">Slechte beheersing van de Nederlandse taal</text:p>
      <text:p text:style-name="P3">Goedgelovig en dom (gefeliciteerd met deze fantastische rol!!!)</text:p>
      <text:p text:style-name="P3"/>
      <text:p text:style-name="P3">'s Morgens vroeg heb je de kerkmis voorbereid, die overigens te laat begon (Gijsbrecht zal wel weer eens te vaak op de snooze knop gedrukt hebben). Tijdens de mis ben je stiekum weggegaan (ondanks dat je je wilt verdiepen in het Christendom) om een pakje bij de veldwachter Marloes te bezorgen, omdat je dat gisteren nog niet had gedaan. Toen je langs Anton's café 'In de Walrus' voorbijfietste, zag je Hans (de vrouw van de visboer) naar buiten lopen. Ze had vast slecht gegeten, want ze moest op de straat overgeven. Vlak voordat de mis voorbij was, zat je weer achterin de kerk. Na de mis heb je de kerk schoongemaakt en toen zei de pastoor dat je je nu moest gaan bezinnen in het kolenhok. Dit moet, omdat je nog geen volwaardig Christen bent, dus ben je in het kolenhok gaan zitten en heb je over de mis nagedacht, maar omdat je deze geheel hebt gemist heb je erover nagedacht hoe het geweest zou kunnen zijn en je vondt, dat hoe de mis geweest had kunnen zijn, heel mooi was en dat vooral de levenswijsheden van de achter-over-groot-stief-nichtje van Jesaja zeer diep geweest konden zijn. </text:p>
      <text:p text:style-name="P3"/>
      <text:p text:style-name="Standard"><text:span text:style-name="T4">Gijsbrecht, de pastoor</text:span><text:span text:style-name="T2">: Je bent door hem, 3 maanden geleden, geadopteerd uit Swahililand, omdat daar een heftig conflict tussen de hypoglyphe laagconjuncturisten en de exo-proletariaat-McDonald's-demonstranten pas is uitgebroken en jij dus trachtte te vluchten en gelukkig heeft Gijsbrecht jou willen adopteren. De Nederlandse traditie, zo leerde Gijsbrecht jou, is dat mensen samen in een bed slapen. Je moest hier even aan wennen, want dat kennen ze niet in Swahililand. Je vond het lastig om je, net als de pastoor naakt,naast hem in slaap te vallen (jij slaapt immers altijd naakt en de pastoor dus ook) (trouwens, zijn geslachtsdeel is slechts 11 centimeter lang, dat is korter dan jij gewent bent). In zijn slaap woelt hij echter heel erg en soms valt dan een van zijn handen op je. Deze leg je dan gewoon weer terug bij hem. <text:s/>Je waardeerd wat de pastoor voor je heeft gedaan. Toen je nog vluchtelinge was en in een opvangkamp zat, heeft hij je gelukkig weggehaald uit de stinkende Berbertenten en het monotone dieet van rijst met geitenvlees uit Swahililand. De tradities van Nederland begrijp je nog niet zo, maar je probeert uit respect voor Gijsbrecht je goed te verdiepen in het Christendom.</text:span></text:p>
      <text:p text:style-name="Standard"><text:span text:style-name="T4">Bep, de vrouw van de apotheker en dokter, Christiaan</text:span><text:span text:style-name="T2">: Zij levert je het groene plantenspul waar je in je eigen landzo gehecht aan was. Als wederdienst bezorg je pakjes voor haar, met medicijnen erin. Ze heeft jou geleerd dat de Nederlanders zich schamen als ze ziek zijn en medicijnen moeten gebruiken, dus daarom heb je haar belooft je beroep voor je te houden en de namen van de zieke klanten jouw beroepsgeheim zijn. </text:span></text:p>
      <text:p text:style-name="Standard"><text:span text:style-name="T4">Henk de 217e en Bella, je klasgenootjes</text:span><text:span text:style-name="T2">: Van hun heb je veel geleerd over de tradities en gebruiken van Nederland. Zo is heel gebruikelijk om je mede klasgenoten aan te spreken met U, voor ze te buigen als ze langslopen en je lunch met ze te delen. Zij doen dit niet naar jou terug, maar ja, jouw ouders hebben dan ook geen café (Henk de 217e: 'Het Centrum', Bella: 'In de Walrus'). Je vind het gek dat sommige mensen het erg vinden dat Anton, de vader van Bella, dood is, omdat je denkt dat het om Bellas hond gaat. Dat is toch niet erg? In Swahililand gaan er zo veel honden dood. Je klasgenootjes hebben je naam verbasterd tot een soort Nederlands woord en daarom noemen ze je gewoon 'A. Ziel-Zoeker', zeker een bekende Nederlandse die op jou lijkt.</text:span></text:p>
      <text:p text:style-name="Standard"><text:span text:style-name="T4">Klaas, de schoolmeester</text:span><text:span text:style-name="T2">: Je onderwijzer. Na de les, als al je andere klasgenootjes naar huis zijn, neemt hij je vaak apart en slaat hij je op je bips met een lineaal. Dat zal ook wel een traditie zijn in Nederland. Je laat dit ritueel gelaten over je heen komen, maar je bent wel een beetje bang geworden voor de lineaal die hij altijd bij zich heeft.</text:span></text:p>
      <text:p text:style-name="Standard"><text:span text:style-name="T4">Ruud, de postbode</text:span><text:span text:style-name="T2">: De enige die echt aardig tegen je doet, is Ruud de postbode. Direct vanaf de dag dat je in het dorp Juine kwam wonen, deed hij vriendelijk tegen je. Een tijdje geleden hebben jullie het stiekum gedaan op de keukentafel, toen de pastoor weg was. Je zal wel iets fout gedaan hebben, want wat je ook probeert, hij ziet je niet meer staan. Hij zei zelfs laatst 'Ga uit de weg, stuk stront' tegen je.</text:span></text:p>
      <text:p text:style-name="P3"/>
      <text:p text:style-name="P9">17. Henk de CCXVIIe (=217e)</text:p>
      <text:p text:style-name="P12">Je hebt altijd een balpen, om op elk moment Boter,Kaas en Eieren te kunnen spelen</text:p>
      <text:p text:style-name="P12">Zoon van caféhouder Henk en Hetty van café 'Het Centrum'</text:p>
      <text:p text:style-name="P12">Leerling van middelbare school 'De vlindertuin'</text:p>
      <text:p text:style-name="P12">Je hebt een bierbuik (riem met kussens ofzo)</text:p>
      <text:p text:style-name="P12"/>
      <text:p text:style-name="P10"><text:span text:style-name="T4">Hührdjatgnoeipschnoelg, het adoptiekindje uit Swahililand</text:span><text:span text:style-name="T2">: Zij is door de pastoor geadopteerd uit Swahililand, 3 maanden geleden, en zit bij je in de klas. Je vind haar een dom meisje. Ze spreekt klasgenoten </text:span></text:p>
      <text:p text:style-name="P12">met 'U' aan en laat haar lunch door jou opeten. Deze domheid is voor een deel te wijten aan haar onervarenheid met Nederland (met name de tradities). Zij is het pispaaltje van de klas. Hührdjatgnoeipschnoeilg moet vaak nablijven bij de leraar (een mislukte suffe man). Je verdenkt Hührdjatgnoeipschnoeilg ervan een relatie met de leraar te hebben. Je noemt haar, samen met klasgenootje Bella 'asielzoeker', omdat je haar naam te moeilijk uit te spreken vind.</text:p>
      <text:p text:style-name="P10"><text:span text:style-name="T4">Bella, de dochter van de caféhouders van 'In de Walrus'</text:span><text:span text:style-name="T2">: Zij is jouw vriendin. Dit mocht niet van haar vader Anton. Anton had het concurrerende café 'In de Walrus'. Hij had altijd ruzie met jouw vader. <text:s/>Je had een rothekel aan Anton. Nu hij dood is mag je misschien wel een relatie met Bella hebben. Anita kan nog dwars liggen. Ook je eigen ouders liggen dwars. De familietraditie verplicht het met je eigen zus te trouwen. Je hebt echter nog geen zus en dit wil je zo houden, zodat je fijn met Bella later misschien mag trouwen. Bella is nog maagd, maar als het aan jou lag niet lang meer. Om te zorgen dat je moeder onvruchtbaar blijft, voeg je de indigogevlekte bergzwam (= anti-conceptisch) toe aan haar hartversterkende middeltje. Je bent vanochtend vroeg erop uit getrokken om nieuwe paddestoelen te vinden in de berm langs de snelweg. 's Avonds laat, nadat je de hele A1 hebt afgezocht (ook tussen de twee rijrichtingen in) ben je je moeder op gaan zoeken om deze paddestoel in haar hartversterkend middeltje te doen. Dit heb je gedaan en toen ben je naar het dorpshuus 'Tussen de Yaks' gegaan. Gisteren heb je met haar gepaintballt, dat was leuk en jij hebt haar net iets vaker geraakt dan zij jou.</text:span></text:p>
      <text:p text:style-name="P10"><text:span text:style-name="T4">Henk de CCXVIe, de kroegbaas van café 'Het Centrum'</text:span><text:span text:style-name="T2">: Hij vind dat je de familietraditie doorbreekt door het niet met je zus te doen. Terwijl je niet eens een zus hebt. Hij zegt het dan wel weer goed te vinden als je vriendin op z'n minst Hetty heette, zodat de telling van de Hetty-lijn door kan gaan. Dit vind je maar stom. Hij wil dat je de kroeg over gaat nemen: daar zou meer toekomst in zitten, maar jij wilt professioneel atleet Cowtipper worden, en je oefent soms deze sport op de boeren, die hun platteland dicht bij Juine hebben.</text:span></text:p>
      <text:p text:style-name="P10"><text:span text:style-name="T4">Hetty de CCXVIe, de vrouw van de kroegbaas van café 'Het Centrum'</text:span><text:span text:style-name="T2">: Is je moeder en je vind haar een zeikerd, omdat ze wil dat je de familietraditie hoog moet houden (namelijk met je zus te trouwen). Maar deze is niet eens geboren en dus moet ze niet zeiken.</text:span></text:p>
      <text:p text:style-name="P10"><text:span text:style-name="T4">Klaas, de schoolmeester</text:span><text:span text:style-name="T2">: Je onderwijzer. Hij geeft saai les en daarom klets je vooral met Bella. Op een dag nam hij een foto waarop je naakt staat te douchen na de gymles. Als je te veel kletst onder de les, zal hij heb opsturen naar de Playgirl of erger de Fancy. Je vind het een kutstreek en je probeert hem de foto's afhandig te maken, of hem sneaky uit de tas te nemen.</text:span></text:p>
      <text:p text:style-name="P3"/>
      <text:p text:style-name="P8">18. Bella</text:p>
      <text:p text:style-name="P3">Dochter van de kroegbazen van café 'In de Walrus', (de vermoorde) Anton en (de nu weduwe) Anita</text:p>
      <text:p text:style-name="P3">Je hebt altijd een stoere pet op (staartje door de achterkant zou tof zijn)</text:p>
      <text:p text:style-name="P3">Balpen bij</text:p>
      <text:p text:style-name="P3"/>
      <text:p text:style-name="P3">Vandaag heb je lekker uitgeslapen, omdat je vrij hebt en niet naar de kerk gaat. Hierna wilde je je huiswerk gaan maken, maar je was waarschijnlijk gisteravond je balpen verloren toen je met Henk de 217e aan het paintballen was (jij hebt hem net iets vaker geraakt dan hij jou). Omdat Klaas de enige in het dorp is, die balpennen verkoopt, heb je toch maar van die lul een balpen gekocht. Toen heb je met je fijne, nieuwe balpen, je huiswerk gemaakt.</text:p>
      <text:p text:style-name="P3"/>
      <text:p text:style-name="Standard"><text:span text:style-name="T4">Hührdjatgnoeipschnoelg:</text:span><text:span text:style-name="T2"> Zij is het adoptiekindje vna de pastoor, die drie maanden geleden uit Swahililand is overgekomen. Ze is heel erg dom en goedgelovig. Je hebt haar, samen met Henk de 217e, reeds geleerd voor jullie te buigen, U zeggen en haar lunch met jullie te delen. Omdat jullie haar naam zo moeilijk vinden noemen jullie haar gewoon 'asielzoeker '. Ook dat vindt ze niet erg, het domme wicht.</text:span></text:p>
      <text:p text:style-name="Standard"><text:span text:style-name="T4">Henk de 217e, je klasgenoot:</text:span><text:span text:style-name="T2"> Henk is de zoon van Henk en Hetty. Je hebt verkering met hem. Henk de 216e en Hetty de 216e houden het concurrerende café 'Het Centrum' <text:s/>en je mag van zijn ouders geen relatie met hem. Nu je vader dood is hoop je dat het misschien wel mag. Henk denkt dat je nog maagd bent maar, je hebt het één keer met Ruud, de postbode, gedaan toen je dronken was. Dit is je diepste geheim. Jullie hebben nog geen seks met elkaar gehad, en dat wil je nog even zo houden, omdat je er zeker van wilt zijn dat Henk de 217e niet alleen verkering met je heeft om de seks.</text:span></text:p>
      <text:p text:style-name="Standard"><text:span text:style-name="T4">Anton, je vader:</text:span><text:span text:style-name="T2"> Omdat je met Henk de 217e hebt en hij altijd tegen jullie verkering was, ben je blij dat hij dood is. Alhoewel je het een beetje zielig vindt voor je moeder. </text:span></text:p>
      <text:p text:style-name="Standard"><text:span text:style-name="T4">Henk de 216e en Hetty de 216e, de ouders van jouw Henk:</text:span><text:span text:style-name="T2"> Van hun mag je geen relatie hebben met Bella en hierdoor heb je een heftige ruzie met je ouders. je hebt dus een hekel aam ze. Je grootouders (Zara en Zander) zijn ook beide vermoord, net als Anton. Volgens jouw hebben zij deze drie mooren op hun geweten, omdat de onderlinge concurrentie en haat tussen jullie café en hun café ' Het Centrum' altijd al heel erg was. </text:span></text:p>
      <text:p text:style-name="Standard"><text:span text:style-name="T4">Klaas, de schoolmeester</text:span><text:span text:style-name="T2">: Je onderwijzer van de middelbare school.Je vindt hem een sukkel en luistert in de les dan ook liever naar Henk de 217e dan naar hem. Jullie kletsten dan ook veel onder de les. Totdat Klaas zo gemeen was om je, na de gymles onder de douce, naakt, te fotograferen. Hij dreigde van deze foto gebruik te maken, indien je nog zou kletsen in de les, door deze naar de Playboy, of erger, de Fancy te sturen. Als gevolg hiervan ben je ook veel minder gaan kletsen in de les, doch heb je heimelijk bloedwraak tegen hem gezworen. Je hebt het er met Henk de 217e nog niet over gehad, omdat je je er zo voor schaamt.</text:span></text:p>
      <text:p text:style-name="P3"/>
      <text:p text:style-name="P8">19. Truus</text:p>
      <text:p text:style-name="P3">Bardame van Anita en Anton van café 'In de Walrus'</text:p>
      <text:p text:style-name="P3">Lid van de PlattelandsVrouwen GezelligheidsClub Juine (PVGCJ)</text:p>
      <text:p text:style-name="P3">Jongere zusje van Harry</text:p>
      <text:p text:style-name="P3"/>
      <text:p text:style-name="P3">Vanochtend was je van plan uit te slapen,na een drukke avond achter de bar. Je werd echter wakker, door dat vervelende kerkklokken geboenk. En als je wakker bent, dan val je toch niet meer in slaap, dus besloot je op te staan. Het eerste wat je altijd doet is je aankleden en dan naar café 'In de Walrus' lopen. Dit doe je,omdat je het een fijne, frisse manier vindt van wakker worden, en omdat de krant die jullie delen, 'Metro', daar bezorgd wordt. Je weet dat Anita en wijlen Anton altijd naar de kerk gaan en van te voren de krant al uit gelezen hebben en dat jij hem dus kan gebruiken. Toen je binnen kwam, zag je Anton op de grond liggen, met een balpen in z'n oog en naast hem een fles drank. Verward, omdat je niet wist wat je moest doen en bang was nu verdacht te worden van moord, heb je de krant gepakt en bent snel naar huis gegaan. Niemand heeft je gelukkig gezien. Daar heb je de krant gelezen en later kwam de PVGCJ bij je op bezoek voor een theefuifje, waarbij jullie gezellig gediscussieërd hebben over een atrikel op de voorpagina van de 'Metro', 'Het Weer van Vandaag'. Je hebt het fuifje afgesloten met een gezamelijke maaltijd, een fijne artisjok-met-bourgoisie-dilutie compositie met friet (dit recept heb je uit een kookboek van dr. Oetker, en wat de naam van dit gerecht betekend, weet je ook niet, maar dr. Oetker zal wel het beste weten hoe een speciaal gerecht heet). Uiteraard heb je de PVGCJ verzwegen wat je gezien hebt in 'In de Walrus'.</text:p>
      <text:p text:style-name="P3"/>
      <text:p text:style-name="Standard"><text:span text:style-name="T4">Jacoba, vrouw van de schillenboer (Tom), en Clara,vrouw van de notaris (Arend-Jan)</text:span><text:span text:style-name="T2">: Jij bent lid van de PVGCJ met Jacoba en Clara. Jacoba heeft deze club opgericht om te roddelen en thee te drinken, maar ook om bridge avonden te organiseren. Toen jullie toen met z'n drieën ook nog eens bingo avonden gingen organiseren, moest er gestructureerd worden gewerkt en was er een voorzitster nodig. Toen Jacoba eens niet op een theedrink avond bij jullie aanwezig was, benoemde Clara zichzelf tot voorzitster van de club. Jij had niet het lef om tegen te stemmen en stemde dus voor, en volgens de ongeschreven regels van de PVGCJ is dit een officiële beslissing geweest. Clara is als vrouw van de notaris rijk en arrogant. Zij is dus nu voorzitster van de club, en de enige in de stad (met een man) met een auto. Je bent jaloers op haar en hebt een hekel aan haar. Om ook te voelen hoe het is veel geld te hebben, heb je met Jacoba een bijna-naakt fotoreportage voor de Webber gedaan en het geld hiervoor is vandaag binnengekomen. </text:span></text:p>
      <text:p text:style-name="Standard"><text:span text:style-name="T4">Harry, de visboer</text:span><text:span text:style-name="T2">: Hij is je broer. Jullie hebben nog steeds een goede relatie, begonnen in je tienerjaren in de stal van je ouders. Je doet nog steeds wel eens vieze spelletjes met hem. Hij is dan wel je broer, maar helemaal niet onaantrekkelijk en best goed in bed.</text:span></text:p>
      <text:p text:style-name="Standard"><text:span text:style-name="T4">Anita, de caféhoudster van 'In de Walrus'</text:span><text:span text:style-name="T2">: Toen jij en Anita in jullie jeugd een stiekem in het bos zaten te blowen, zijn <text:s/>jullie door buitenaardse wezens misbruikt. De jongen waar jullie beide op verliefd waren, Anton, was degene die jullie deze vernieuwende ervaring het eerste vertelden. Hij geloofde jullie niet en lachte jullie uit. Hij heeft het Anita uit haar hoofd gepraat en trouwde vervolgens met haar. Jij weet nog steeds zeker dat die buitenaardse wezens geen hallucinatie waren en hoopt nu, na Antons dood, het er weer met Anita over te kunnen hebben. Je hebt dit misbruik nog niet helemaal kunnen verwerken en hebt de hulp en het begrip van Anita nodig. Toen Anita en Anton trouwden, mocht je in hun café komen werken. Anita is een fijne baas en ook Anton vond je een geschikte peer. Je vindt het dan ook jammer dat hij dood is. Jullie delen samen de krant.</text:span></text:p>
      <text:p text:style-name="Standard"><text:span text:style-name="T4">Tina, de oude vijster</text:span><text:span text:style-name="T2">: Het is voor jou een raadsel hoe Tina aan haar geld komt. Volgens jou drukt ze het zelf, je liep een keer langs haar huis 's avonds na een concert van Britney Spears en hoorde het geluid van een drukpers. De gordijnen waren dicht, dus je kon niets zien.</text:span></text:p>
      <text:p text:style-name="Standard"><text:span text:style-name="T4">Ruud, de postbode</text:span><text:span text:style-name="T2">: Met Ruud ben je wel eens naar bed gegaan toen je dronken was. Hij is een hunk en zou best nog wel eens willen..</text:span></text:p>
      <text:p text:style-name="P3"/>
      <text:p text:style-name="P8">20. Marloes</text:p>
      <text:p text:style-name="P3">Veldwachter</text:p>
      <text:p text:style-name="P3">Je hebt altijd een balpen bij je.</text:p>
      <text:p text:style-name="P3">Je hebt altijd een cowboyhoed op</text:p>
      <text:p text:style-name="P3"/>
      <text:p text:style-name="P3">Vanochtend heb je uitgeslapen, totdat Hührdjatgnoeipschnoelg op je deurbel drukte. Ze kwam een pakje met drugs voor je bezorgen, van Bep. Je hebt niet eens een woord met haar gesproken, gewoon het pakje aangenomen en de deur dicht gedaan. Toen je het pakje opendeed om te kijken wat er in zat, werd er nog een keer gebeld. Je verstopte het pakje in een kast. Het was Arend-Jan, die kwam vertellen dat Anton vermoord is in cafe 'In de Walrus'. Je bent er heen gegaan. Anton had een balpen door zijn oog en naast hem stond een fles sterke drank, zonder drinkglazen ernaast. Uit deze fles is gedronken, dit kun je zien aan de vettige hals van de fles, maar niet door een vrouw met lippenstift, anders had je wel een kleur kunnen waarnemen. </text:p>
      <text:p text:style-name="P3">In het cafe heb je geen andere duidelijke sporen kunnen vinden, omdat er gisteravond een drukke avond was geweest en de rommel nog niet helemaal is opgeruimd, er ligt zelfs nog een plas kots op de straat voor 'In de Walrus'. Toen heb je het lijk laten ophalen door een vuilnisbedrijf en bent toen gaan wachten (in de tijd van de baas) op Anita om haar het droevige nieuws te vertellen. Je dacht dat ze geabonneerd waren op een krant, maar die heb je nergens kunnen vinden, dus heb je je maar vergrepen aan Libelles. Toen ze aan het eind van de middag terugkwam, heb je haar het nieuws verteld en bent toen naar huis gegaan en hebt een joint gerookt en daarna ben je naar het dorpshuus gegaan.</text:p>
      <text:p text:style-name="P3"/>
      <text:p text:style-name="P3">Je vader was geitenhoeder toen de wereld nog vrij was. Hij heeft je de taal van de geiten, de bomen en het gras geleerd. Je hebt hem de laatste jaren kapot zien gaan toen steeds meer land werd ingenomen door de kapitalisten. Om het kapitalistiche gevaar tegen te houden <text:s/>ben je ondergrondese guerrillastrijder geworden ten bate van de communisten. Je hebt al enkele befaamde aanslagen op jouw naam staan zoals de lekgestoken banden van Arend-Jan (de notaris)</text:p>
      <text:p text:style-name="Standard"><text:span text:style-name="T4">Tina, de oude vrijster:</text:span><text:span text:style-name="T2"> Zij wil samen met jouw een escortbureau oprichten. Jij voelt er wel wat voor omdat je zo dicht bij jeklantenkomt en ze kan bekeren voor hetcommunisme.</text:span></text:p>
      <text:p text:style-name="Standard"><text:span text:style-name="T4">Bep, de vrouw van de apotheker Christiaan:</text:span><text:span text:style-name="T2"> Je hebt ontdekt dat zij drugs dealt. Je arresteerd haar niet in ruil voor gratis drugs en haar toezegging dat ze de comunistische zijde kiest tijdens de revolutie.</text:span></text:p>
      <text:p text:style-name="Standard"><text:span text:style-name="T4">Christiaan, apoteker:</text:span><text:span text:style-name="T2"> Hij is één van de belangrijkste mensen van het dorp. Maar als hij dronken uit de kroeg komt gaat hij wildplassen. Je hebt hem vaak met 100,-- Euro beboet. Hij vindt het slacht dat je iets beters te doen hebt, toch vind je hem eem arrogante lul.</text:span></text:p>
      <text:p text:style-name="Standard"><text:span text:style-name="T4">Ruud,de postbode:</text:span><text:span text:style-name="T2"> Je bet een keer met hem naar bed gegaan omdat je hem vond lijken op aartsvader Lenin. Je probeert hem tot het communisme te bekeren, dit wil hij mits jij hem kopelt aan Anita. Jij neemt deze taak graag op je.</text:span></text:p>
      <text:p text:style-name="P3"/>
      <text:p text:style-name="P9">21. Anita</text:p>
      <text:p text:style-name="P12">Vroeger vrouw van wijlen Anton,dus weduwe</text:p>
      <text:p text:style-name="P12">Kroeghoudster van café 'Ín de Walrus'</text:p>
      <text:p text:style-name="P12"/>
      <text:p text:style-name="P12">Vanochtend leek het nog een gewone zaterdag te worden. Vrijdagavond was jullie café goed bezocht en het was dan ook zeer laat voor de laatste klanten naar huis gingen. Vermoeid zijn jij en je man gisteravond snel naar jullie bed gegaan en Anton zou dan wel Zaterdagochtend het café schoonmaken. Anton stond dan ook vroeg op om te schoonmaken, jij bleef nog even liggen, want het eerste wat jullie beiden doen als jullie wakker worden, is je kleren aantrekken en jullie krant, 'Metro', lezen, dus is het ook onhandig om tegelijk op te staan. Je stond dus later op dan Anton, las de 'Metro', die hij al uit had, ontbijtte en waste je en ging naar de kerk. Anton zou later komen, omdat hij nog even het café verder wilde schoonmaken en iets later de kerk in zou komen. Dat vond je niet erg -dit doet hij wel vaker- en toen je naar buiten liep, riep je blijmoedig 'Ik zie je straks wel in de kerk, duifje!', maar Anton is niet op komen dagen. De mis van de kerk begon later, doordat de pastoor te laat op kwam dagen. Na de mis -het ging over een soort droom- ben je direct doorgegaan naar het Oorlogsmuseum om ideeën op te doen om Henk de 216e en Hetty de 216e uit de weg te ruimen. Toen je aan het eind van de middag terug kwam, was Marloes, de veldwachter, degene die je vertelde dat Anton vermoord is en dat politie erachter aan gaat. Om je rouwgevoelens te verwerken wilde je de woordzoeker uit de 'Metro' oplossen, maar Truus had deze blijkbaar al meegenomen. Toen ben je maar gaan Fimokleien.</text:p>
      <text:p text:style-name="P12"/>
      <text:p text:style-name="P12">Jullie café bestaat al sinds 1073 v. Chr. in het dorp Juine, die toen slechts uit een kerk, een gemeentehuis, een </text:p>
      <text:p text:style-name="P12">visboer en vier boerderijen op een terp bestond. Je weet nog als de dag van gisteren, dat in 13 v. Chr. een nieuw café werd gevestigd in Juine, het 'Centrum' genaamd. Het was juist in een van de betere tijden voor je </text:p>
      <text:p text:style-name="P12">grootouders, doordag de Romeinen Juine veroverd hadden en flink kwamen zuipen. Echter kwamen in 13 v. Chr. de Romeinen met hun eigen bier 'Herfstbok' genaamd en dronken dat in plaats van jullie, traditioneel een factor drie verdund met geitenurine, Jaeger bier. Jij en je man hebben een in vele generaties diep gewortelde haat tegen deze vervelende buitenstaanders. Gelukkig is hun bier duurder. Sinds Henk de Ie en Hetty de Ie in Juine wonen hebben je voorouders ze gelukkig soms goed te pakken gehad: vrouwenroof, aanslagen, sabotages hebben reeds tientallen malen hun diensten bewezen. Een van de grootste trotsen in jullie café is een bronzen bierkroes met hierin gekerft de oprichtingsdatum van jullie café (1073 v. Chr.), en in Keltische tekens staat de tekst: 'Bier zuipen is lekker' gegraveerd. Volgens jou hebben Henk de 216e en Hetty de 216e jouw man vermoord en je hebt reeds op je opa en oma, Yte en Yna gezworen wraak te nemen op ze. Nu Anton dood is ben je op zoek naar een nieuwe man, omdat je in je eentje het café niet kunt runnen.</text:p>
      <text:p text:style-name="P10"><text:span text:style-name="T4">Bella, de dochter van Anton en Anita, de kroeghouders van café 'In de Walrus'</text:span><text:span text:style-name="T2">: Je dochter Bella heeft stiekem een relatie met Henk de 217e. Je wilt dit absoluut niet. Laat haar een fatsoenlijk iemand trouwen, als de postbode, en niet een stuk import. Voordat je met Anton het café runden, deden de ouders van Anton dat ( Zander en Zara). Ook zij zijn op mysterieuze wijze verdwenen. Je verdenkt Henk de 216e en Hetty de 216e, zoals je hen ook van de moord op je man verdenkt.</text:span></text:p>
      <text:p text:style-name="P10"><text:span text:style-name="T4">Truus, de barvrouw</text:span><text:span text:style-name="T2">: Vroeger was je eens met Truus in het bos aan het blowen. Jullie gingen hallucineren en dachten door buitenaardse wezens genomen te worden. Dit vertelde je toen aan Anton, de jongen waar jullie allebei verliefd op waren, maar hij vond het onzin. Eerst vond je dit rot, maar je gaf hem langzamerhand gelijk en trouwde met hem. Omdat Truus je vriendin bleef, heb je haar als betrouwbare barvrouw in dienst genomen. Jullie delen samen de krant.</text:span></text:p>
      <text:p text:style-name="P10"><text:span text:style-name="T4">Tina, de oude vrijster</text:span><text:span text:style-name="T2">: Het is jou een raadsel hoe ze aan haar geld komt. Volgens jou heeft ze een hennepplantage.</text:span></text:p>
      <text:p text:style-name="P10"><text:span text:style-name="T4">Ruud, de postbode</text:span><text:span text:style-name="T2">: Je vind hem een galante man, maar je bent nog nooit ingegaan op zijn versierpogingen, omdat je getrouwd was.</text:span></text:p>
      <text:p text:style-name="P10"><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DejaVu Sans1" svg:font-family="'DejaVu Sans'" style:font-family-generic="modern" style:font-pitch="fixed"/>
    <style:font-face style:name="DejaVu Sans Mono" svg:font-family="'DejaVu Sans Mono'" style:font-family-generic="modern" style:font-pitch="fixed"/>
    <style:font-face style:name="Showcard Gothic" svg:font-family="'Showcard Gothic'"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ody_20_Text_20_2" style:display-name="Body Text 2" style:family="paragraph" style:parent-style-name="Standard">
      <style:text-properties fo:font-size="9pt" style:font-size-asian="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ource_20_Text" style:display-name="Source Text" style:family="text">
      <style:text-properties style:font-name="DejaVu Sans Mono" style:font-name-asian="DejaVu Sans1" style:font-name-complex="DejaVu Sans Mono"/>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Impact" fo:font-size="28pt" style:font-size-asian="28pt"/>
    </style:style>
    <style:style style:name="MP2" style:family="paragraph" style:parent-style-name="Footer">
      <style:text-properties style:font-name="Showcard Gothic" fo:font-size="14pt" style:font-size-asian="14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CONFIDENTIAL!!! FOR YOUR EYES ONLY!!!</text:p>
      </style:header>
      <style:footer>
        <text:p text:style-name="MP2">Levend Cluedo ‘Juine’ geschreven eind november 2000 door Gerarda de Groot, Geert <text:s/>van den Bogaart en Richèl Bilderbeek</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3-08-12T09:57:00</meta:creation-date>
    <dc:creator>Richel Bilderbeek</dc:creator>
    <dc:date>2010-07-04T18:34:54</dc:date>
    <meta:editing-cycles>10</meta:editing-cycles>
    <meta:editing-duration>PT01H02M44S</meta:editing-duration>
    <meta:generator>OpenOffice.org/3.2$Linux OpenOffice.org_project/320m12$Build-9483</meta:generator>
    <dc:description>From http://www.richelbilderbeek.nl</dc:description>
    <meta:keyword>Levend Cluedo: Juine Anno 2000</meta:keyword>
    <dc:subject>Levend Cluedo: Juine Anno 2000</dc:subject>
    <dc:title>Levend Cluedo: Juine Anno 2000</dc:title>
    <meta:document-statistic meta:table-count="1" meta:image-count="0" meta:object-count="0" meta:page-count="23" meta:paragraph-count="254" meta:word-count="13546" meta:character-count="76500"/>
    <meta:user-defined meta:name="Info 1"/>
    <meta:user-defined meta:name="Info 2"/>
    <meta:user-defined meta:name="Info 3"/>
    <meta:user-defined meta:name="Info 4"/>
  </office:meta>
</office:document-meta>
</file>